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break-before="pag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aNote">
      <style:paragraph-properties fo:text-align="center" style:justify-single-word="false"/>
      <style:text-properties style:font-name="Times New Roman" fo:font-size="10pt" fo:font-style="normal" fo:font-weight="normal" officeooo:paragraph-rsid="0015cdd1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aNote">
      <style:paragraph-properties fo:text-align="center" style:justify-single-word="false"/>
      <style:text-properties style:font-name="Times New Roman" fo:font-size="10pt" fo:font-style="normal" fo:font-weight="normal" officeooo:rsid="0015cdd1" officeooo:paragraph-rsid="0015cdd1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is is an early set of notes trying generalize the smoothing relationship I had already noticed between the log integral and the riemann prime counting function. <text:s/>An early incomplete signpost.</text:p>
      <text:p text:style-name="P4"/>
      <text:p text:style-name="P1"/>
      <text:p text:style-name="P1"><draw:frame draw:style-name="fr1" draw:name="Object34" text:anchor-type="as-char" svg:y="-0.1437in" svg:width="1.2689in" svg:height="0.2839in" draw:z-index="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"/>
      <text:p text:style-name="P1"><draw:frame draw:style-name="fr1" draw:name="Object33" text:anchor-type="as-char" svg:y="-0.2339in" svg:width="1.5189in" svg:height="0.3752in" draw:z-index="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"/>
      <text:p text:style-name="P1"><draw:frame draw:style-name="fr1" draw:name="Object2" text:anchor-type="as-char" svg:y="-0.3382in" svg:width="2.5339in" svg:height="0.4783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1"><draw:frame draw:style-name="fr1" draw:name="Object3" text:anchor-type="as-char" svg:y="-0.348in" svg:width="2.7728in" svg:height="0.4972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1"><draw:frame draw:style-name="fr1" draw:name="Object30" text:anchor-type="as-char" svg:y="-0.2339in" svg:width="2.5957in" svg:height="0.3752in" draw:z-index="2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/>
      <text:p text:style-name="P1"><draw:frame draw:style-name="fr1" draw:name="Object20" text:anchor-type="as-char" svg:y="-0.2339in" svg:width="1.8535in" svg:height="0.3752in" draw:z-index="1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"/>
      <text:p text:style-name="P1"><draw:frame draw:style-name="fr1" draw:name="Object35" text:anchor-type="as-char" svg:y="-0.1244in" svg:width="0.6756in" svg:height="0.1543in" draw:z-index="1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"/>
      <text:p text:style-name="P1"><draw:frame draw:style-name="fr1" draw:name="Object29" text:anchor-type="as-char" svg:y="-0.2339in" svg:width="1.6071in" svg:height="0.3752in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"/>
      <text:p text:style-name="P1"><draw:frame draw:style-name="fr1" draw:name="Object28" text:anchor-type="as-char" svg:y="-0.2043in" svg:width="2.2701in" svg:height="0.3535in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"/>
      <text:p text:style-name="P1"><draw:frame draw:style-name="fr1" draw:name="Object31" text:anchor-type="as-char" svg:y="-0.2083in" svg:width="2.5528in" svg:height="0.3583in" draw:z-index="1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"/>
      <text:p text:style-name="P1"><draw:frame draw:style-name="fr1" draw:name="Object32" text:anchor-type="as-char" svg:y="-0.2083in" svg:width="2.6535in" svg:height="0.3583in" draw:z-index="1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"/>
      <text:p text:style-name="P1"><draw:frame draw:style-name="fr1" draw:name="Object38" text:anchor-type="as-char" svg:y="-0.2043in" svg:width="3.3047in" svg:height="0.3535in" draw:z-index="16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"/>
      <text:p text:style-name="P1"><draw:frame draw:style-name="fr1" draw:name="Object16" text:anchor-type="as-char" svg:y="-0.2437in" svg:width="2.0846in" svg:height="0.3929in" draw:z-index="1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"/>
      <text:p text:style-name="P1"><draw:frame draw:style-name="fr1" draw:name="Object17" text:anchor-type="as-char" svg:y="-0.2437in" svg:width="2.0846in" svg:height="0.3929in" draw:z-index="19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"/>
      <text:p text:style-name="P1"><draw:frame draw:style-name="fr1" draw:name="Object5" text:anchor-type="as-char" svg:y="-0.2437in" svg:width="1.9575in" svg:height="0.3929in" draw:z-index="2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"/>
      <text:p text:style-name="P1"><draw:frame draw:style-name="fr1" draw:name="Object26" text:anchor-type="as-char" svg:y="-0.2437in" svg:width="2.5744in" svg:height="0.3929in" draw:z-index="21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/>
      <text:p text:style-name="P1"><text:soft-page-break/><draw:frame draw:style-name="fr1" draw:name="Object6" text:anchor-type="as-char" svg:y="-0.348in" svg:width="2.9283in" svg:height="0.4972in" draw:z-index="22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/>
      <text:p text:style-name="P1"><draw:frame draw:style-name="fr1" draw:name="Object21" text:anchor-type="as-char" svg:y="-0.3382in" svg:width="2.5339in" svg:height="0.4783in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"/>
      <text:p text:style-name="P1"><draw:frame draw:style-name="fr1" draw:name="Object27" text:anchor-type="as-char" svg:y="-0.9398in" svg:width="2.7398in" svg:height="1.8307in" draw:z-index="2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"/>
      <text:p text:style-name="P1"/>
      <text:p text:style-name="P1"/>
      <text:p text:style-name="P1"/>
      <text:p text:style-name="P2"/>
      <text:p text:style-name="P1"><draw:frame draw:style-name="fr1" draw:name="Object8" text:anchor-type="as-char" svg:y="-0.2339in" svg:width="1.3173in" svg:height="0.3752in" draw:z-index="2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"/>
      <text:p text:style-name="P1">so</text:p>
      <text:p text:style-name="P1"/>
      <text:p text:style-name="P1"><draw:frame draw:style-name="fr1" draw:name="Object39" text:anchor-type="as-char" svg:y="-0.3382in" svg:width="3.0917in" svg:height="0.4783in" draw:z-index="26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><draw:frame draw:style-name="fr1" draw:name="Object7" text:anchor-type="as-char" svg:y="-0.348in" svg:width="3.5516in" svg:height="0.4972in" draw:z-index="27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"/>
      <text:p text:style-name="P1"><draw:frame draw:style-name="fr1" draw:name="Object1" text:anchor-type="as-char" svg:y="-0.2437in" svg:width="1.6602in" svg:height="0.3929in" draw:z-index="2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/>
      <text:p text:style-name="P1"><draw:frame draw:style-name="fr1" draw:name="Object22" text:anchor-type="as-char" svg:y="-0.2437in" svg:width="2.0228in" svg:height="0.3929in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"/>
      <text:p text:style-name="P1"><draw:frame draw:style-name="fr1" draw:name="Object23" text:anchor-type="as-char" svg:y="-0.2437in" svg:width="2.948in" svg:height="0.3929in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"/>
      <text:p text:style-name="P1"><draw:frame draw:style-name="fr1" draw:name="Object24" text:anchor-type="as-char" svg:y="-0.1437in" svg:width="3.6835in" svg:height="0.1783in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"/>
      <text:p text:style-name="P1"><draw:frame draw:style-name="fr1" draw:name="Object25" text:anchor-type="as-char" svg:y="-0.1244in" svg:width="0.5535in" svg:height="0.1591in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"/>
      <text:p text:style-name="P1"><draw:frame draw:style-name="fr1" draw:name="Object9" text:anchor-type="as-char" svg:y="-0.348in" svg:width="3.3437in" svg:height="0.4972in" draw:z-index="36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/>
      <text:p text:style-name="P1"/>
      <text:p text:style-name="P1"/>
      <text:p text:style-name="P1"><draw:frame draw:style-name="fr1" draw:name="Object10" text:anchor-type="as-char" svg:y="-0.3382in" svg:width="4.7953in" svg:height="0.4783in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"/>
      <text:p text:style-name="P1"><draw:frame draw:style-name="fr1" draw:name="Object4" text:anchor-type="as-char" svg:y="-0.348in" svg:width="5.2445in" svg:height="0.497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"/>
      <text:p text:style-name="P1"/>
      <text:p text:style-name="P1"><draw:frame draw:style-name="fr1" draw:name="Object14" text:anchor-type="as-char" svg:y="-1.1398in" svg:width="3.7374in" svg:height="2.2299in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"><text:soft-page-break/><draw:frame draw:style-name="fr1" draw:name="Object11" text:anchor-type="as-char" svg:y="-0.2083in" svg:width="2.3602in" svg:height="0.3374in" draw:z-index="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"/>
      <text:p text:style-name="P1"><draw:frame draw:style-name="fr1" draw:name="Object13" text:anchor-type="as-char" svg:y="-0.2083in" svg:width="2.3602in" svg:height="0.3374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"/>
      <text:p text:style-name="P1"><draw:frame draw:style-name="fr1" draw:name="Object12" text:anchor-type="as-char" svg:y="-0.2043in" svg:width="1.7492in" svg:height="0.3283in" draw:z-index="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"/>
      <text:p text:style-name="P1">E(n) is of O(epsilon)</text:p>
      <text:p text:style-name="P1"/>
      <text:p text:style-name="P1"><draw:frame draw:style-name="fr1" draw:name="Object15" text:anchor-type="as-char" svg:y="-1.2189in" svg:width="3.7402in" svg:height="2.3882in" draw:z-index="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"/>
      <text:p text:style-name="P1"/>
      <text:p text:style-name="P2"><draw:frame draw:style-name="fr1" draw:name="Object18" text:anchor-type="as-char" svg:y="-0.2437in" svg:width="1.8366in" svg:height="0.3929in" draw:z-index="34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p text:style-name="P1"><draw:frame draw:style-name="fr1" draw:name="Object19" text:anchor-type="as-char" svg:y="-0.2083in" svg:width="1.9862in" svg:height="0.3374in" draw:z-index="3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"/>
      <text:p text:style-name="P1"><draw:frame draw:style-name="fr1" draw:name="Object36" text:anchor-type="as-char" svg:y="-0.2339in" svg:width="1.9374in" svg:height="0.3752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"/>
      <text:p text:style-name="P1"/>
      <text:p text:style-name="P1"/>
      <text:p text:style-name="P1"><draw:frame draw:style-name="fr1" draw:name="Object37" text:anchor-type="as-char" svg:y="-0.2339in" svg:width="1.1571in" svg:height="0.3752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"/>
      <text:p text:style-name="P1"><draw:frame draw:style-name="fr1" draw:name="Object40" text:anchor-type="as-char" svg:y="-0.2339in" svg:width="1.3339in" svg:height="0.3752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"/>
      <text:p text:style-name="P1"><draw:frame draw:style-name="fr1" draw:name="Object41" text:anchor-type="as-char" svg:y="-0.2339in" svg:width="1.3154in" svg:height="0.3752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"/>
      <text:p text:style-name="P1"><draw:frame draw:style-name="fr1" draw:name="Object42" text:anchor-type="as-char" svg:y="-0.3382in" svg:width="3.0917in" svg:height="0.4783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"/>
      <text:p text:style-name="P1"><draw:frame draw:style-name="fr1" draw:name="Object43" text:anchor-type="as-char" svg:y="-0.3382in" svg:width="4.7953in" svg:height="0.4783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"/>
      <text:p text:style-name="P1"><draw:frame draw:style-name="fr1" draw:name="Object100" text:anchor-type="as-char" svg:y="-0.4602in" svg:width="2.9835in" svg:height="0.9638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Note" style:family="paragraph" style:parent-style-name="Standard" style:master-page-name="">
      <style:graphic-properties draw:fill="solid" draw:fill-color="#d5dee7" draw:fill-image-width="0in" draw:fill-image-height="0in"/>
      <style:paragraph-properties fo:margin-left="0.1in" fo:margin-right="0.1in" fo:text-indent="0in" style:auto-text-indent="false" style:page-number="auto" fo:background-color="#d5dee7" fo:padding="0in" fo:border="none" style:shadow="none" style:join-border="false">
        <style:tab-stops/>
      </style:paragraph-properties>
      <style:text-properties style:font-name="Gautami" fo:font-family="Gautami" style:font-style-name="Italic" style:font-family-generic="swiss" style:font-pitch="variable" fo:font-size="10pt" fo:font-style="italic" officeooo:rsid="00267c29" fo:background-color="transparent" style:font-size-asian="10.5pt" style:font-style-asian="italic" style:font-style-complex="italic" loext:padding="0in" loext:border="none" loext:shadow="none"/>
    </style:style>
    <style:style style:name="Formula" style:family="graphic">
      <style:graphic-properties text:anchor-type="as-char" svg:y="0in" fo:margin-left="0in" fo:margin-right="0.0799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9T21:28:00.45</meta:creation-date>
    <dc:date>2016-02-04T14:15:43.863000000</dc:date>
    <meta:editing-duration>PT11H20M3S</meta:editing-duration>
    <meta:editing-cycles>40</meta:editing-cycles>
    <meta:generator>LibreOffice/5.0.0.5$Windows_x86 LibreOffice_project/1b1a90865e348b492231e1c451437d7a15bb262b</meta:generator>
    <meta:document-statistic meta:table-count="0" meta:image-count="0" meta:object-count="44" meta:page-count="5" meta:paragraph-count="47" meta:word-count="35" meta:character-count="216" meta:non-whitespace-character-count="183"/>
  </office:meta>
</office:document-meta>
</file>

<file path=Object 1/content.xml><?xml version="1.0" encoding="utf-8"?>
<math xmlns="http://www.w3.org/1998/Math/MathML">
  <semantics>
    <mrow>
      <mi>B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∫</mo>
            <mn>0</mn>
            <mi>n</mi>
          </munderover>
          <mi>log</mi>
        </mrow>
      </mrow>
      <mi>x</mi>
      <mrow>
        <mo stretchy="false">(</mo>
        <mrow>
          <mrow>
            <mrow>
              <mn>1</mn>
              <mo stretchy="false">−</mo>
              <mrow>
                <munderover>
                  <mo stretchy="false">∫</mo>
                  <mn>1</mn>
                  <mrow>
                    <mfrac>
                      <mi>n</mi>
                      <mi>x</mi>
                    </mfrac>
                  </mrow>
                </munderover>
                <mi mathvariant="italic">dy</mi>
              </mrow>
            </mrow>
            <mo stretchy="false">+</mo>
            <mrow>
              <munderover>
                <mo stretchy="false">∫</mo>
                <mn>1</mn>
                <mrow>
                  <mfrac>
                    <mi>n</mi>
                    <mi>x</mi>
                  </mfrac>
                </mrow>
              </munderover>
              <mrow>
                <munderover>
                  <mo stretchy="false">∫</mo>
                  <mn>1</mn>
                  <mrow>
                    <mfrac>
                      <mi>n</mi>
                      <mrow>
                        <mi>x</mi>
                        <mi>y</mi>
                      </mrow>
                    </mfrac>
                  </mrow>
                </munderover>
                <mi mathvariant="italic">dz</mi>
              </mrow>
            </mrow>
          </mrow>
          <mrow>
            <mi mathvariant="italic">dy</mi>
            <mo stretchy="false">−</mo>
            <mrow>
              <munderover>
                <mo stretchy="false">∫</mo>
                <mn>1</mn>
                <mrow>
                  <mfrac>
                    <mi>n</mi>
                    <mi>x</mi>
                  </mfrac>
                </mrow>
              </munderover>
              <mrow>
                <munderover>
                  <mo stretchy="false">∫</mo>
                  <mn>1</mn>
                  <mrow>
                    <mfrac>
                      <mi>n</mi>
                      <mrow>
                        <mi>x</mi>
                        <mi>y</mi>
                      </mrow>
                    </mfrac>
                  </mrow>
                </munderover>
                <mrow>
                  <munderover>
                    <mo stretchy="false">∫</mo>
                    <mn>1</mn>
                    <mrow>
                      <mfrac>
                        <mi>n</mi>
                        <mrow>
                          <mi>x</mi>
                          <mi>y</mi>
                          <mi>z</mi>
                        </mrow>
                      </mfrac>
                    </mrow>
                  </munderover>
                  <mi mathvariant="italic">dw</mi>
                </mrow>
              </mrow>
            </mrow>
          </mrow>
          <mi mathvariant="italic">dz</mi>
          <mrow>
            <mi mathvariant="italic">dy</mi>
            <mo stretchy="false">+</mo>
            <mn>...</mn>
          </mrow>
        </mrow>
        <mo stretchy="false">)</mo>
      </mrow>
      <mi mathvariant="italic">dx</mi>
    </mrow>
    <annotation encoding="StarMath 5.0">B(n) = int from 0 to n log x ( 1 - int from 1 to { n over x } dy + int from 1 to { n over x }int from 1 to { n over {x y } }dz dy - int from 1 to { n over x }int from 1 to { n over {x y } }int from 1 to { n over {x y z } }dw dz dy + ... )dx
</annotation>
  </semantics>
</math>
</file>

<file path=Object 10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i>log</mi>
            <mi>j</mi>
            <mi>M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%psi(n) = sum from j=1 to n{ log j M(n over j ) }</annotation>
  </semantics>
</math>
</file>

<file path=Object 11/content.xml><?xml version="1.0" encoding="utf-8"?>
<math xmlns="http://www.w3.org/1998/Math/MathML">
  <semantics>
    <mrow>
      <mi>B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∫</mo>
            <mn>0</mn>
            <mi>n</mi>
          </munderover>
          <mrow>
            <mi>log</mi>
            <mrow>
              <mi>x</mi>
              <mo stretchy="false">⋅</mo>
              <mrow>
                <mo stretchy="false">(</mo>
                <mrow>
                  <mrow>
                    <mn>1</mn>
                    <mo stretchy="false">−</mo>
                    <mi>log</mi>
                  </mrow>
                  <mrow>
                    <mfrac>
                      <mi>n</mi>
                      <mi>x</mi>
                    </mfrac>
                  </mrow>
                </mrow>
                <mo stretchy="false">)</mo>
              </mrow>
            </mrow>
            <mi mathvariant="italic">dx</mi>
          </mrow>
        </mrow>
      </mrow>
    </mrow>
    <annotation encoding="StarMath 5.0">B(n) = int from 0 to n{ log x cdot  (1 - log { n over x }) dx }</annotation>
  </semantics>
</math>
</file>

<file path=Object 12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row>
                <mrow>
                  <mo stretchy="false">(</mo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log</mi>
                    </mrow>
                    <mi>j</mi>
                  </mrow>
                  <mo stretchy="false">)</mo>
                </mrow>
                <mo stretchy="false">−</mo>
                <mrow>
                  <mo stretchy="false">(</mo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log</mi>
                    </mrow>
                    <mrow>
                      <mi>j</mi>
                      <mo stretchy="false">⋅</mo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2</mn>
                          </mrow>
                          <mrow>
                            <mfrac>
                              <mi>n</mi>
                              <mi>j</mi>
                            </mfrac>
                          </mrow>
                        </munderover>
                        <mn>1</mn>
                      </mrow>
                    </mrow>
                  </mrow>
                  <mo stretchy="false">)</mo>
                </mrow>
              </mrow>
              <mo stretchy="false">+</mo>
              <mrow>
                <mo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i>log</mi>
                  </mrow>
                  <mrow>
                    <mi>j</mi>
                    <mo stretchy="false">⋅</mo>
                    <mrow>
                      <munderover>
                        <mo stretchy="false">∑</mo>
                        <mrow>
                          <mi>k</mi>
                          <mo stretchy="false">=</mo>
                          <mn>2</mn>
                        </mrow>
                        <mrow>
                          <mfrac>
                            <mi>n</mi>
                            <mi>j</mi>
                          </mfrac>
                        </mrow>
                      </munderover>
                      <mrow>
                        <munderover>
                          <mo stretchy="false">∑</mo>
                          <mrow>
                            <mi>m</mi>
                            <mo stretchy="false">=</mo>
                            <mn>2</mn>
                          </mrow>
                          <mrow>
                            <mfrac>
                              <mi>n</mi>
                              <mrow>
                                <mi>j</mi>
                                <mi>k</mi>
                              </mrow>
                            </mfrac>
                          </mrow>
                        </munderover>
                        <mn>1</mn>
                      </mrow>
                    </mrow>
                  </mrow>
                </mrow>
                <mo stretchy="false">)</mo>
              </mrow>
            </mrow>
            <mo stretchy="false">−</mo>
            <mrow>
              <mo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i>log</mi>
                </mrow>
                <mrow>
                  <mi>j</mi>
                  <mo stretchy="false">⋅</mo>
                  <mrow>
                    <munderover>
                      <mo stretchy="false">∑</mo>
                      <mrow>
                        <mi>k</mi>
                        <mo stretchy="false">=</mo>
                        <mn>2</mn>
                      </mrow>
                      <mrow>
                        <mfrac>
                          <mi>n</mi>
                          <mi>j</mi>
                        </mfrac>
                      </mrow>
                    </munderover>
                    <mrow>
                      <munderover>
                        <mo stretchy="false">∑</mo>
                        <mrow>
                          <mi>m</mi>
                          <mo stretchy="false">=</mo>
                          <mn>2</mn>
                        </mrow>
                        <mrow>
                          <mfrac>
                            <mi>n</mi>
                            <mrow>
                              <mi>j</mi>
                              <mi>k</mi>
                            </mrow>
                          </mfrac>
                        </mrow>
                      </munderover>
                      <mrow>
                        <munderover>
                          <mo stretchy="false">∑</mo>
                          <mrow>
                            <mi>o</mi>
                            <mo stretchy="false">=</mo>
                            <mn>2</mn>
                          </mrow>
                          <mrow>
                            <mfrac>
                              <mi>n</mi>
                              <mrow>
                                <mi>j</mi>
                                <mi>k</mi>
                                <mi>m</mi>
                              </mrow>
                            </mfrac>
                          </mrow>
                        </munderover>
                        <mn>1</mn>
                      </mrow>
                    </mrow>
                  </mrow>
                </mrow>
              </mrow>
              <mo stretchy="false">)</mo>
            </mrow>
          </mrow>
          <mo stretchy="false">+</mo>
          <mn>...</mn>
        </mrow>
      </mrow>
    </mrow>
    <annotation encoding="StarMath 5.0">%psi(n) = (sum from j = 1 to n log j) - (sum from j = 1 to n log j cdot sum from k = 2 to { n over j } 1) + (sum from j = 1 to n log j cdot sum from k = 2 to { n over j }sum from m = 2 to { n over {j k } }1) - (sum from j = 1 to n log j cdot sum from k = 2 to { n over j }sum from m = 2 to { n over {j k } }sum from o = 2 to { n over {j k m } }1) + ...
</annotation>
  </semantics>
</math>
</file>

<file path=Object 13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i>n</mi>
              <mo stretchy="false">−</mo>
              <mrow>
                <munder>
                  <mo stretchy="false">∑</mo>
                  <mo stretchy="false">ρ</mo>
                </munder>
                <mrow>
                  <mfrac>
                    <msup>
                      <mi>n</mi>
                      <mo stretchy="false">ρ</mo>
                    </msup>
                    <mo stretchy="false">ρ</mo>
                  </mfrac>
                </mrow>
              </mrow>
            </mrow>
            <mo stretchy="false">−</mo>
            <mrow>
              <mfrac>
                <mrow>
                  <mo stretchy="false">ζ</mo>
                  <mi>'</mi>
                  <mrow>
                    <mo stretchy="false">(</mo>
                    <mrow>
                      <mn>0</mn>
                    </mrow>
                    <mo stretchy="false">)</mo>
                  </mrow>
                </mrow>
                <mrow>
                  <mo stretchy="false">ζ</mo>
                  <mrow>
                    <mo stretchy="false">(</mo>
                    <mrow>
                      <mn>0</mn>
                    </mrow>
                    <mo stretchy="false">)</mo>
                  </mrow>
                </mrow>
              </mfrac>
            </mrow>
          </mrow>
          <mo stretchy="false">−</mo>
          <mfrac>
            <mn>1</mn>
            <mn>2</mn>
          </mfrac>
        </mrow>
      </mrow>
      <mi>log</mi>
      <mrow>
        <mo stretchy="false">(</mo>
        <mrow>
          <mrow>
            <mn>1</mn>
            <mo stretchy="false">−</mo>
            <msup>
              <mi>n</mi>
              <mrow>
                <mo stretchy="false">−</mo>
                <mn>2</mn>
              </mrow>
            </msup>
          </mrow>
        </mrow>
        <mo stretchy="false">)</mo>
      </mrow>
    </mrow>
    <annotation encoding="StarMath 5.0">%psi(n) = n - sum from %rho { n^%rho over %rho } - { {%zeta'(0)} over {%zeta(0)}  } - 1 over 2 log( 1 - n^-2)</annotation>
  </semantics>
</math>
</file>

<file path=Object 14/content.xml><?xml version="1.0" encoding="utf-8"?>
<math xmlns="http://www.w3.org/1998/Math/MathML">
  <semantics>
    <mrow>
      <mi>E</mi>
      <mrow>
        <mrow>
          <mo stretchy="false">(</mo>
          <mrow>
            <mi>n</mi>
          </mrow>
          <mo stretchy="false">)</mo>
        </mrow>
        <mo stretchy="false">=</mo>
        <mi>log</mi>
      </mrow>
      <mn>2</mn>
      <mrow>
        <mo stretchy="false">π</mo>
        <mo stretchy="false">+</mo>
        <mfrac>
          <mn>1</mn>
          <mn>2</mn>
        </mfrac>
      </mrow>
      <mi>log</mi>
      <mrow>
        <mo stretchy="false">(</mo>
        <mrow>
          <mrow>
            <mn>1</mn>
            <mo stretchy="false">−</mo>
            <msup>
              <mi>n</mi>
              <mrow>
                <mo stretchy="false">−</mo>
                <mn>2</mn>
              </mrow>
            </msup>
          </mrow>
        </mrow>
        <mo stretchy="false">)</mo>
      </mrow>
    </mrow>
    <annotation encoding="StarMath 5.0">E(n) = log 2%pi + 1 over 2 log( 1 - n^-2)</annotation>
  </semantics>
</math>
</file>

<file path=Object 15/content.xml><?xml version="1.0" encoding="utf-8"?>
<math xmlns="http://www.w3.org/1998/Math/MathML">
  <semantics>
    <mrow>
      <mrow>
        <mi>n</mi>
        <mo stretchy="false">−</mo>
        <mo stretchy="false">ψ</mo>
      </mrow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under>
                <mo stretchy="false">∑</mo>
                <mo stretchy="false">ρ</mo>
              </munder>
              <mrow>
                <mfrac>
                  <msup>
                    <mi>n</mi>
                    <mo stretchy="false">ρ</mo>
                  </msup>
                  <mo stretchy="false">ρ</mo>
                </mfrac>
              </mrow>
            </mrow>
            <mo stretchy="false">+</mo>
            <mrow>
              <mfrac>
                <mrow>
                  <mo stretchy="false">ζ</mo>
                  <mi>'</mi>
                  <mrow>
                    <mo stretchy="false">(</mo>
                    <mrow>
                      <mn>0</mn>
                    </mrow>
                    <mo stretchy="false">)</mo>
                  </mrow>
                </mrow>
                <mrow>
                  <mo stretchy="false">ζ</mo>
                  <mrow>
                    <mo stretchy="false">(</mo>
                    <mrow>
                      <mn>0</mn>
                    </mrow>
                    <mo stretchy="false">)</mo>
                  </mrow>
                </mrow>
              </mfrac>
            </mrow>
          </mrow>
          <mo stretchy="false">+</mo>
          <mfrac>
            <mn>1</mn>
            <mn>2</mn>
          </mfrac>
        </mrow>
      </mrow>
      <mi>log</mi>
      <mrow>
        <mo stretchy="false">(</mo>
        <mrow>
          <mrow>
            <mn>1</mn>
            <mo stretchy="false">−</mo>
            <msup>
              <mi>n</mi>
              <mrow>
                <mo stretchy="false">−</mo>
                <mn>2</mn>
              </mrow>
            </msup>
          </mrow>
        </mrow>
        <mo stretchy="false">)</mo>
      </mrow>
    </mrow>
    <annotation encoding="StarMath 5.0">n - %psi(n) =  sum from %rho { n^%rho over %rho } + { {%zeta'(0)} over {%zeta(0)}  } + 1 over 2 log( 1 - n^-2)</annotation>
  </semantics>
</math>
</file>

<file path=Object 16/content.xml><?xml version="1.0" encoding="utf-8"?>
<math xmlns="http://www.w3.org/1998/Math/MathML">
  <semantics>
    <mtable>
      <mtr>
        <mtd>
          <mrow>
            <mrow>
              <mi>n</mi>
              <mo stretchy="false">−</mo>
              <mo stretchy="false">ψ</mo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text/>
            </mrow>
          </mrow>
        </mtd>
      </mtr>
      <mtr>
        <mtd>
          <mrow>
            <mtext>                </mtext>
            <mrow>
              <mo stretchy="false">(</mo>
              <mrow>
                <mrow>
                  <mrow>
                    <mo stretchy="false">(</mo>
                    <mrow>
                      <mrow>
                        <munderover>
                          <mo stretchy="false">∫</mo>
                          <mn>0</mn>
                          <mi>n</mi>
                        </munderover>
                        <mi>log</mi>
                      </mrow>
                      <mi>x</mi>
                      <mi mathvariant="italic">dx</mi>
                    </mrow>
                    <mo stretchy="false">)</mo>
                  </mrow>
                  <mo stretchy="false">−</mo>
                  <mrow>
                    <mo stretchy="false">(</mo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i>n</mi>
                        </munderover>
                        <mi>log</mi>
                      </mrow>
                      <mi>j</mi>
                    </mrow>
                    <mo stretchy="false">)</mo>
                  </mrow>
                </mrow>
              </mrow>
              <mo stretchy="false">)</mo>
            </mrow>
            <mtext/>
          </mrow>
        </mtd>
      </mtr>
      <mtr>
        <mtd>
          <mrow>
            <mrow>
              <mtext>            </mtext>
              <mo stretchy="false">−</mo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underover>
                            <mo stretchy="false">∫</mo>
                            <mn>0</mn>
                            <mi>n</mi>
                          </munderover>
                          <mi>log</mi>
                        </mrow>
                        <mi>x</mi>
                        <mrow>
                          <munderover>
                            <mo stretchy="false">∫</mo>
                            <mn>1</mn>
                            <mrow>
                              <mfrac>
                                <mi>n</mi>
                                <mi>x</mi>
                              </mfrac>
                            </mrow>
                          </munderover>
                          <mi mathvariant="italic">dy</mi>
                        </mrow>
                        <mi mathvariant="italic">dx</mi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underover>
                            <mo stretchy="false">∑</mo>
                            <mrow>
                              <mi>j</mi>
                              <mo stretchy="false">=</mo>
                              <mn>1</mn>
                            </mrow>
                            <mi>n</mi>
                          </munderover>
                          <mi>log</mi>
                        </mrow>
                        <mrow>
                          <mi>j</mi>
                          <mo stretchy="false">⋅</mo>
                          <mrow>
                            <munderover>
                              <mo stretchy="false">∑</mo>
                              <mrow>
                                <mi>k</mi>
                                <mo stretchy="false">=</mo>
                                <mn>2</mn>
                              </mrow>
                              <mrow>
                                <mfrac>
                                  <mi>n</mi>
                                  <mi>j</mi>
                                </mfrac>
                              </mrow>
                            </munderover>
                            <mn>1</mn>
                          </mrow>
                        </mrow>
                      </mrow>
                      <mo stretchy="false">)</mo>
                    </mrow>
                  </mrow>
                </mrow>
                <mo stretchy="false">)</mo>
              </mrow>
            </mrow>
            <mtext/>
          </mrow>
        </mtd>
      </mtr>
      <mtr>
        <mtd>
          <mrow>
            <mrow>
              <mtext>            </mtext>
              <mo stretchy="false">+</mo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underover>
                            <mo stretchy="false">∫</mo>
                            <mn>0</mn>
                            <mi>n</mi>
                          </munderover>
                          <mi>log</mi>
                        </mrow>
                        <mi>x</mi>
                        <mrow>
                          <munderover>
                            <mo stretchy="false">∫</mo>
                            <mn>1</mn>
                            <mrow>
                              <mfrac>
                                <mi>n</mi>
                                <mi>x</mi>
                              </mfrac>
                            </mrow>
                          </munderover>
                          <mrow>
                            <munderover>
                              <mo stretchy="false">∫</mo>
                              <mn>1</mn>
                              <mrow>
                                <mfrac>
                                  <mi>n</mi>
                                  <mrow>
                                    <mi>x</mi>
                                    <mi>y</mi>
                                  </mrow>
                                </mfrac>
                              </mrow>
                            </munderover>
                            <mi mathvariant="italic">dz</mi>
                          </mrow>
                        </mrow>
                        <mi mathvariant="italic">dy</mi>
                        <mi mathvariant="italic">dx</mi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underover>
                            <mo stretchy="false">∑</mo>
                            <mrow>
                              <mi>j</mi>
                              <mo stretchy="false">=</mo>
                              <mn>1</mn>
                            </mrow>
                            <mi>n</mi>
                          </munderover>
                          <mi>log</mi>
                        </mrow>
                        <mrow>
                          <mi>j</mi>
                          <mo stretchy="false">⋅</mo>
                          <mrow>
                            <munderover>
                              <mo stretchy="false">∑</mo>
                              <mrow>
                                <mi>k</mi>
                                <mo stretchy="false">=</mo>
                                <mn>2</mn>
                              </mrow>
                              <mrow>
                                <mfrac>
                                  <mi>n</mi>
                                  <mi>j</mi>
                                </mfrac>
                              </mrow>
                            </munderover>
                            <mrow>
                              <munderover>
                                <mo stretchy="false">∑</mo>
                                <mrow>
                                  <mi>m</mi>
                                  <mo stretchy="false">=</mo>
                                  <mn>2</mn>
                                </mrow>
                                <mrow>
                                  <mfrac>
                                    <mi>n</mi>
                                    <mrow>
                                      <mi>j</mi>
                                      <mi>k</mi>
                                    </mrow>
                                  </mfrac>
                                </mrow>
                              </munderover>
                              <mn>1</mn>
                            </mrow>
                          </mrow>
                        </mrow>
                      </mrow>
                      <mo stretchy="false">)</mo>
                    </mrow>
                  </mrow>
                </mrow>
                <mo stretchy="false">)</mo>
              </mrow>
            </mrow>
            <mtext/>
          </mrow>
        </mtd>
      </mtr>
      <mtr>
        <mtd>
          <mrow>
            <mrow>
              <mtext>            </mtext>
              <mo stretchy="false">−</mo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underover>
                            <mo stretchy="false">∫</mo>
                            <mn>0</mn>
                            <mi>n</mi>
                          </munderover>
                          <mi>log</mi>
                        </mrow>
                        <mi>x</mi>
                        <mrow>
                          <munderover>
                            <mo stretchy="false">∫</mo>
                            <mn>1</mn>
                            <mrow>
                              <mfrac>
                                <mi>n</mi>
                                <mi>x</mi>
                              </mfrac>
                            </mrow>
                          </munderover>
                          <mrow>
                            <munderover>
                              <mo stretchy="false">∫</mo>
                              <mn>1</mn>
                              <mrow>
                                <mfrac>
                                  <mi>n</mi>
                                  <mrow>
                                    <mi>x</mi>
                                    <mi>y</mi>
                                  </mrow>
                                </mfrac>
                              </mrow>
                            </munderover>
                            <mrow>
                              <munderover>
                                <mo stretchy="false">∫</mo>
                                <mn>1</mn>
                                <mrow>
                                  <mfrac>
                                    <mi>n</mi>
                                    <mrow>
                                      <mi>x</mi>
                                      <mi>y</mi>
                                      <mi>z</mi>
                                    </mrow>
                                  </mfrac>
                                </mrow>
                              </munderover>
                              <mi mathvariant="italic">dw</mi>
                            </mrow>
                          </mrow>
                        </mrow>
                        <mi mathvariant="italic">dz</mi>
                        <mi mathvariant="italic">dy</mi>
                        <mi mathvariant="italic">dx</mi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underover>
                            <mo stretchy="false">∑</mo>
                            <mrow>
                              <mi>j</mi>
                              <mo stretchy="false">=</mo>
                              <mn>1</mn>
                            </mrow>
                            <mi>n</mi>
                          </munderover>
                          <mi>log</mi>
                        </mrow>
                        <mrow>
                          <mi>j</mi>
                          <mo stretchy="false">⋅</mo>
                          <mrow>
                            <munderover>
                              <mo stretchy="false">∑</mo>
                              <mrow>
                                <mi>k</mi>
                                <mo stretchy="false">=</mo>
                                <mn>2</mn>
                              </mrow>
                              <mrow>
                                <mfrac>
                                  <mi>n</mi>
                                  <mi>j</mi>
                                </mfrac>
                              </mrow>
                            </munderover>
                            <mrow>
                              <munderover>
                                <mo stretchy="false">∑</mo>
                                <mrow>
                                  <mi>m</mi>
                                  <mo stretchy="false">=</mo>
                                  <mn>2</mn>
                                </mrow>
                                <mrow>
                                  <mfrac>
                                    <mi>n</mi>
                                    <mrow>
                                      <mi>j</mi>
                                      <mi>k</mi>
                                    </mrow>
                                  </mfrac>
                                </mrow>
                              </munderover>
                              <mrow>
                                <munderover>
                                  <mo stretchy="false">∑</mo>
                                  <mrow>
                                    <mi>o</mi>
                                    <mo stretchy="false">=</mo>
                                    <mn>2</mn>
                                  </mrow>
                                  <mrow>
                                    <mfrac>
                                      <mi>n</mi>
                                      <mrow>
                                        <mi>j</mi>
                                        <mi>k</mi>
                                        <mi>m</mi>
                                      </mrow>
                                    </mfrac>
                                  </mrow>
                                </munderover>
                                <mn>1</mn>
                              </mrow>
                            </mrow>
                          </mrow>
                        </mrow>
                      </mrow>
                      <mo stretchy="false">)</mo>
                    </mrow>
                  </mrow>
                </mrow>
                <mo stretchy="false">)</mo>
              </mrow>
            </mrow>
            <mtext/>
          </mrow>
        </mtd>
      </mtr>
      <mtr>
        <mtd>
          <mrow>
            <mrow>
              <mtext>            </mtext>
              <mo stretchy="false">+</mo>
              <mn>...</mn>
            </mrow>
          </mrow>
        </mtd>
      </mtr>
    </mtable>
    <annotation encoding="StarMath 5.0">n - %psi(n) = 
"" newline "                " ( (int from 0 to n log x dx) - (sum from j = 1 to n log j) ) 
"" newline "            " - ( (int from 0 to n log x int from 1 to { n over x }  dy dx) - (sum from j = 1 to n log j cdot sum from k = 2 to { n over j } 1) )
"" newline "            " + ( (int from 0 to n log x int from 1 to { n over x } int from 1 to { n over {x y } } dz dy dx) - (sum from j = 1 to n log j cdot sum from k = 2 to { n over j }sum from m = 2 to { n over {j k } }1) )
"" newline "            " - ( (int from 0 to n log x int from 1 to { n over x }int from 1 to { n over {x y } }int from 1 to { n over {x y z } } dw dz dy dx) - (sum from j = 1 to n log j cdot sum from k = 2 to { n over j }sum from m = 2 to { n over {j k } }sum from o = 2 to { n over {j k m } }1) )
"" newline "            " + ...


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under>
                  <mo stretchy="false">∑</mo>
                  <mo stretchy="false">ρ</mo>
                </munder>
                <mrow>
                  <mfrac>
                    <msup>
                      <mi>n</mi>
                      <mo stretchy="false">ρ</mo>
                    </msup>
                    <mo stretchy="false">ρ</mo>
                  </mfrac>
                </mrow>
              </mrow>
              <mo stretchy="false">+</mo>
              <mi>E</mi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text/>
            </mrow>
          </mrow>
        </mtd>
      </mtr>
      <mtr>
        <mtd>
          <mrow>
            <mtext>                </mtext>
            <mrow>
              <mo stretchy="false">(</mo>
              <mrow>
                <mrow>
                  <mrow>
                    <mo stretchy="false">(</mo>
                    <mrow>
                      <mrow>
                        <munderover>
                          <mo stretchy="false">∫</mo>
                          <mn>0</mn>
                          <mi>n</mi>
                        </munderover>
                        <mi>log</mi>
                      </mrow>
                      <mi>x</mi>
                      <mi mathvariant="italic">dx</mi>
                    </mrow>
                    <mo stretchy="false">)</mo>
                  </mrow>
                  <mo stretchy="false">−</mo>
                  <mrow>
                    <mo stretchy="false">(</mo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i>n</mi>
                        </munderover>
                        <mi>log</mi>
                      </mrow>
                      <mi>j</mi>
                    </mrow>
                    <mo stretchy="false">)</mo>
                  </mrow>
                </mrow>
              </mrow>
              <mo stretchy="false">)</mo>
            </mrow>
            <mtext/>
          </mrow>
        </mtd>
      </mtr>
      <mtr>
        <mtd>
          <mrow>
            <mrow>
              <mtext>            </mtext>
              <mo stretchy="false">−</mo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underover>
                            <mo stretchy="false">∫</mo>
                            <mn>0</mn>
                            <mi>n</mi>
                          </munderover>
                          <mi>log</mi>
                        </mrow>
                        <mi>x</mi>
                        <mrow>
                          <munderover>
                            <mo stretchy="false">∫</mo>
                            <mn>1</mn>
                            <mrow>
                              <mfrac>
                                <mi>n</mi>
                                <mi>x</mi>
                              </mfrac>
                            </mrow>
                          </munderover>
                          <mi mathvariant="italic">dy</mi>
                        </mrow>
                        <mi mathvariant="italic">dx</mi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underover>
                            <mo stretchy="false">∑</mo>
                            <mrow>
                              <mi>j</mi>
                              <mo stretchy="false">=</mo>
                              <mn>1</mn>
                            </mrow>
                            <mi>n</mi>
                          </munderover>
                          <mi>log</mi>
                        </mrow>
                        <mrow>
                          <mi>j</mi>
                          <mo stretchy="false">⋅</mo>
                          <mrow>
                            <munderover>
                              <mo stretchy="false">∑</mo>
                              <mrow>
                                <mi>k</mi>
                                <mo stretchy="false">=</mo>
                                <mn>2</mn>
                              </mrow>
                              <mrow>
                                <mfrac>
                                  <mi>n</mi>
                                  <mi>j</mi>
                                </mfrac>
                              </mrow>
                            </munderover>
                            <mn>1</mn>
                          </mrow>
                        </mrow>
                      </mrow>
                      <mo stretchy="false">)</mo>
                    </mrow>
                  </mrow>
                </mrow>
                <mo stretchy="false">)</mo>
              </mrow>
            </mrow>
            <mtext/>
          </mrow>
        </mtd>
      </mtr>
      <mtr>
        <mtd>
          <mrow>
            <mrow>
              <mtext>            </mtext>
              <mo stretchy="false">+</mo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underover>
                            <mo stretchy="false">∫</mo>
                            <mn>0</mn>
                            <mi>n</mi>
                          </munderover>
                          <mi>log</mi>
                        </mrow>
                        <mi>x</mi>
                        <mrow>
                          <munderover>
                            <mo stretchy="false">∫</mo>
                            <mn>1</mn>
                            <mrow>
                              <mfrac>
                                <mi>n</mi>
                                <mi>x</mi>
                              </mfrac>
                            </mrow>
                          </munderover>
                          <mrow>
                            <munderover>
                              <mo stretchy="false">∫</mo>
                              <mn>1</mn>
                              <mrow>
                                <mfrac>
                                  <mi>n</mi>
                                  <mrow>
                                    <mi>x</mi>
                                    <mi>y</mi>
                                  </mrow>
                                </mfrac>
                              </mrow>
                            </munderover>
                            <mi mathvariant="italic">dz</mi>
                          </mrow>
                        </mrow>
                        <mi mathvariant="italic">dy</mi>
                        <mi mathvariant="italic">dx</mi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underover>
                            <mo stretchy="false">∑</mo>
                            <mrow>
                              <mi>j</mi>
                              <mo stretchy="false">=</mo>
                              <mn>1</mn>
                            </mrow>
                            <mi>n</mi>
                          </munderover>
                          <mi>log</mi>
                        </mrow>
                        <mrow>
                          <mi>j</mi>
                          <mo stretchy="false">⋅</mo>
                          <mrow>
                            <munderover>
                              <mo stretchy="false">∑</mo>
                              <mrow>
                                <mi>k</mi>
                                <mo stretchy="false">=</mo>
                                <mn>2</mn>
                              </mrow>
                              <mrow>
                                <mfrac>
                                  <mi>n</mi>
                                  <mi>j</mi>
                                </mfrac>
                              </mrow>
                            </munderover>
                            <mrow>
                              <munderover>
                                <mo stretchy="false">∑</mo>
                                <mrow>
                                  <mi>m</mi>
                                  <mo stretchy="false">=</mo>
                                  <mn>2</mn>
                                </mrow>
                                <mrow>
                                  <mfrac>
                                    <mi>n</mi>
                                    <mrow>
                                      <mi>j</mi>
                                      <mi>k</mi>
                                    </mrow>
                                  </mfrac>
                                </mrow>
                              </munderover>
                              <mn>1</mn>
                            </mrow>
                          </mrow>
                        </mrow>
                      </mrow>
                      <mo stretchy="false">)</mo>
                    </mrow>
                  </mrow>
                </mrow>
                <mo stretchy="false">)</mo>
              </mrow>
            </mrow>
            <mtext/>
          </mrow>
        </mtd>
      </mtr>
      <mtr>
        <mtd>
          <mrow>
            <mrow>
              <mtext>            </mtext>
              <mo stretchy="false">−</mo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underover>
                            <mo stretchy="false">∫</mo>
                            <mn>0</mn>
                            <mi>n</mi>
                          </munderover>
                          <mi>log</mi>
                        </mrow>
                        <mi>x</mi>
                        <mrow>
                          <munderover>
                            <mo stretchy="false">∫</mo>
                            <mn>1</mn>
                            <mrow>
                              <mfrac>
                                <mi>n</mi>
                                <mi>x</mi>
                              </mfrac>
                            </mrow>
                          </munderover>
                          <mrow>
                            <munderover>
                              <mo stretchy="false">∫</mo>
                              <mn>1</mn>
                              <mrow>
                                <mfrac>
                                  <mi>n</mi>
                                  <mrow>
                                    <mi>x</mi>
                                    <mi>y</mi>
                                  </mrow>
                                </mfrac>
                              </mrow>
                            </munderover>
                            <mrow>
                              <munderover>
                                <mo stretchy="false">∫</mo>
                                <mn>1</mn>
                                <mrow>
                                  <mfrac>
                                    <mi>n</mi>
                                    <mrow>
                                      <mi>x</mi>
                                      <mi>y</mi>
                                      <mi>z</mi>
                                    </mrow>
                                  </mfrac>
                                </mrow>
                              </munderover>
                              <mi mathvariant="italic">dw</mi>
                            </mrow>
                          </mrow>
                        </mrow>
                        <mi mathvariant="italic">dz</mi>
                        <mi mathvariant="italic">dy</mi>
                        <mi mathvariant="italic">dx</mi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underover>
                            <mo stretchy="false">∑</mo>
                            <mrow>
                              <mi>j</mi>
                              <mo stretchy="false">=</mo>
                              <mn>1</mn>
                            </mrow>
                            <mi>n</mi>
                          </munderover>
                          <mi>log</mi>
                        </mrow>
                        <mrow>
                          <mi>j</mi>
                          <mo stretchy="false">⋅</mo>
                          <mrow>
                            <munderover>
                              <mo stretchy="false">∑</mo>
                              <mrow>
                                <mi>k</mi>
                                <mo stretchy="false">=</mo>
                                <mn>2</mn>
                              </mrow>
                              <mrow>
                                <mfrac>
                                  <mi>n</mi>
                                  <mi>j</mi>
                                </mfrac>
                              </mrow>
                            </munderover>
                            <mrow>
                              <munderover>
                                <mo stretchy="false">∑</mo>
                                <mrow>
                                  <mi>m</mi>
                                  <mo stretchy="false">=</mo>
                                  <mn>2</mn>
                                </mrow>
                                <mrow>
                                  <mfrac>
                                    <mi>n</mi>
                                    <mrow>
                                      <mi>j</mi>
                                      <mi>k</mi>
                                    </mrow>
                                  </mfrac>
                                </mrow>
                              </munderover>
                              <mrow>
                                <munderover>
                                  <mo stretchy="false">∑</mo>
                                  <mrow>
                                    <mi>o</mi>
                                    <mo stretchy="false">=</mo>
                                    <mn>2</mn>
                                  </mrow>
                                  <mrow>
                                    <mfrac>
                                      <mi>n</mi>
                                      <mrow>
                                        <mi>j</mi>
                                        <mi>k</mi>
                                        <mi>m</mi>
                                      </mrow>
                                    </mfrac>
                                  </mrow>
                                </munderover>
                                <mn>1</mn>
                              </mrow>
                            </mrow>
                          </mrow>
                        </mrow>
                      </mrow>
                      <mo stretchy="false">)</mo>
                    </mrow>
                  </mrow>
                </mrow>
                <mo stretchy="false">)</mo>
              </mrow>
            </mrow>
            <mtext/>
          </mrow>
        </mtd>
      </mtr>
      <mtr>
        <mtd>
          <mrow>
            <mrow>
              <mtext>            </mtext>
              <mo stretchy="false">+</mo>
              <mn>...</mn>
            </mrow>
          </mrow>
        </mtd>
      </mtr>
    </mtable>
    <annotation encoding="StarMath 5.0">sum from %rho { n^%rho over %rho} + E(n) = 
"" newline "                " ( (int from 0 to n log x dx) - (sum from j = 1 to n log j) ) 
"" newline "            " - ( (int from 0 to n log x int from 1 to { n over x }  dy dx) - (sum from j = 1 to n log j cdot sum from k = 2 to { n over j } 1) )
"" newline "            " + ( (int from 0 to n log x int from 1 to { n over x } int from 1 to { n over {x y } } dz dy dx) - (sum from j = 1 to n log j cdot sum from k = 2 to { n over j }sum from m = 2 to { n over {j k } }1) )
"" newline "            " - ( (int from 0 to n log x int from 1 to { n over x }int from 1 to { n over {x y } }int from 1 to { n over {x y z } } dw dz dy dx) - (sum from j = 1 to n log j cdot sum from k = 2 to { n over j }sum from m = 2 to { n over {j k } }sum from o = 2 to { n over {j k m } }1) )
"" newline "            " + ...


</annotation>
  </semantics>
</math>
</file>

<file path=Object 18/content.xml><?xml version="1.0" encoding="utf-8"?>
<math xmlns="http://www.w3.org/1998/Math/MathML">
  <semantics>
    <mrow>
      <mi>M</mi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row>
                <mn>1</mn>
                <mo stretchy="false">−</mo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i>n</mi>
                    </mrow>
                  </munderover>
                  <mn>1</mn>
                </mrow>
              </mrow>
              <mo stretchy="false">+</mo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i>n</mi>
                  </mrow>
                </munderover>
                <mrow>
                  <munderover>
                    <mo stretchy="false">∑</mo>
                    <mrow>
                      <mi>m</mi>
                      <mo stretchy="false">=</mo>
                      <mn>2</mn>
                    </mrow>
                    <mrow>
                      <mfrac>
                        <mi>n</mi>
                        <mrow>
                          <mi>k</mi>
                        </mrow>
                      </mfrac>
                    </mrow>
                  </munderover>
                  <mn>1</mn>
                </mrow>
              </mrow>
            </mrow>
            <mo stretchy="false">−</mo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i>n</mi>
                </mrow>
              </munderover>
              <mrow>
                <munderover>
                  <mo stretchy="false">∑</mo>
                  <mrow>
                    <mi>m</mi>
                    <mo stretchy="false">=</mo>
                    <mn>2</mn>
                  </mrow>
                  <mrow>
                    <mfrac>
                      <mi>n</mi>
                      <mrow>
                        <mi>k</mi>
                      </mrow>
                    </mfrac>
                  </mrow>
                </munderover>
                <mrow>
                  <munderover>
                    <mo stretchy="false">∑</mo>
                    <mrow>
                      <mi>o</mi>
                      <mo stretchy="false">=</mo>
                      <mn>2</mn>
                    </mrow>
                    <mrow>
                      <mfrac>
                        <mi>n</mi>
                        <mrow>
                          <mi>k</mi>
                          <mi>m</mi>
                        </mrow>
                      </mfrac>
                    </mrow>
                  </munderover>
                  <mn>1</mn>
                </mrow>
              </mrow>
            </mrow>
          </mrow>
          <mo stretchy="false">+</mo>
          <mn>...</mn>
        </mrow>
      </mrow>
    </mrow>
    <annotation encoding="StarMath 5.0">M(n) = 1 - sum from k = 2 to { n } 1 + sum from k = 2 to { n }sum from m = 2 to { n over {k } }1 - sum from k = 2 to { n}sum from m = 2 to { n over {k } }sum from o = 2 to { n over {k m } }1 + ...
</annotation>
  </semantics>
</math>
</file>

<file path=Object 19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+</mo>
          <mrow>
            <munder>
              <mo stretchy="false">∑</mo>
              <mrow>
                <mi>k</mi>
                <mo stretchy="false">=</mo>
                <mn>1</mn>
              </mrow>
            </munder>
            <mrow>
              <mrow>
                <mn>1</mn>
                <mo stretchy="false">−</mo>
                <msup>
                  <mi>e</mi>
                  <mrow>
                    <mo stretchy="false">−</mo>
                    <mi>m</mi>
                  </mrow>
                </msup>
              </mrow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row>
                    <mrow>
                      <mi>k</mi>
                      <mo stretchy="false">−</mo>
                      <mn>1</mn>
                    </mrow>
                  </mrow>
                </munderover>
                <mrow>
                  <mfrac>
                    <mrow>
                      <msup>
                        <mi>m</mi>
                        <mi>j</mi>
                      </msup>
                    </mrow>
                    <mrow>
                      <mi>j</mi>
                      <mi>!</mi>
                    </mrow>
                  </mfrac>
                </mrow>
              </mrow>
            </mrow>
          </mrow>
        </mrow>
      </mrow>
    </mrow>
    <annotation encoding="StarMath 5.0">A(n) = 1 + sum from k = 1 { 1 - e^-m sum from j = 0 to {k-1} {{ m^j} over {j!} }}</annotation>
  </semantics>
</math>
</file>

<file path=Object 2/content.xml><?xml version="1.0" encoding="utf-8"?>
<math xmlns="http://www.w3.org/1998/Math/MathML">
  <semantics>
    <mrow>
      <mi>M</mi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row>
                <mn>1</mn>
                <mo stretchy="false">−</mo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i>n</mi>
                    </mrow>
                  </munderover>
                  <mn>1</mn>
                </mrow>
              </mrow>
              <mo stretchy="false">+</mo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i>n</mi>
                  </mrow>
                </munderover>
                <mrow>
                  <munderover>
                    <mo stretchy="false">∑</mo>
                    <mrow>
                      <mi>m</mi>
                      <mo stretchy="false">=</mo>
                      <mn>2</mn>
                    </mrow>
                    <mrow>
                      <mfrac>
                        <mi>n</mi>
                        <mrow>
                          <mi>k</mi>
                        </mrow>
                      </mfrac>
                    </mrow>
                  </munderover>
                  <mn>1</mn>
                </mrow>
              </mrow>
            </mrow>
            <mo stretchy="false">−</mo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i>n</mi>
                </mrow>
              </munderover>
              <mrow>
                <munderover>
                  <mo stretchy="false">∑</mo>
                  <mrow>
                    <mi>m</mi>
                    <mo stretchy="false">=</mo>
                    <mn>2</mn>
                  </mrow>
                  <mrow>
                    <mfrac>
                      <mi>n</mi>
                      <mrow>
                        <mi>k</mi>
                      </mrow>
                    </mfrac>
                  </mrow>
                </munderover>
                <mrow>
                  <munderover>
                    <mo stretchy="false">∑</mo>
                    <mrow>
                      <mi>o</mi>
                      <mo stretchy="false">=</mo>
                      <mn>2</mn>
                    </mrow>
                    <mrow>
                      <mfrac>
                        <mi>n</mi>
                        <mrow>
                          <mi>k</mi>
                          <mi>m</mi>
                        </mrow>
                      </mfrac>
                    </mrow>
                  </munderover>
                  <mn>1</mn>
                </mrow>
              </mrow>
            </mrow>
          </mrow>
          <mo stretchy="false">+</mo>
          <mn>...</mn>
        </mrow>
      </mrow>
    </mrow>
    <annotation encoding="StarMath 5.0">M(n) = 1 - sum from k = 2 to { n } 1 + sum from k = 2 to { n }sum from m = 2 to { n over {k } }1 - sum from k = 2 to { n}sum from m = 2 to { n over {k } }sum from o = 2 to { n over {k m } }1 + ...
</annotation>
  </semantics>
</math>
</file>

<file path=Object 20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+</mo>
          <mrow>
            <munder>
              <mo stretchy="false">∑</mo>
              <mrow>
                <mi>k</mi>
                <mo stretchy="false">=</mo>
                <mn>1</mn>
              </mrow>
            </munder>
            <mrow>
              <mrow>
                <mn>1</mn>
                <mo stretchy="false">−</mo>
                <mfrac>
                  <mn>1</mn>
                  <mrow>
                    <mrow>
                      <mo stretchy="false">(</mo>
                      <mrow>
                        <mrow>
                          <mi>k</mi>
                          <mo stretchy="false">−</mo>
                          <mn>1</mn>
                        </mrow>
                      </mrow>
                      <mo stretchy="false">)</mo>
                    </mrow>
                    <mi>!</mi>
                  </mrow>
                </mfrac>
              </mrow>
              <mrow>
                <munderover>
                  <mo stretchy="false">∫</mo>
                  <mrow>
                    <mrow>
                      <mo stretchy="false">−</mo>
                      <mi>log</mi>
                    </mrow>
                    <mi>n</mi>
                  </mrow>
                  <mo stretchy="false">∞</mo>
                </munderover>
                <mrow>
                  <msup>
                    <mi>t</mi>
                    <mrow>
                      <mrow>
                        <mi>k</mi>
                        <mo stretchy="false">−</mo>
                        <mn>1</mn>
                      </mrow>
                    </mrow>
                  </msup>
                  <msup>
                    <mi>e</mi>
                    <mrow>
                      <mo stretchy="false">−</mo>
                      <mi>t</mi>
                    </mrow>
                  </msup>
                  <mi mathvariant="italic">dt</mi>
                </mrow>
              </mrow>
            </mrow>
          </mrow>
        </mrow>
      </mrow>
    </mrow>
    <annotation encoding="StarMath 5.0">A(n) = 1 + sum from k = 1 { 1 - 1 over {(k-1)!} int from {-log n} to infinity { t^{k-1} e^-t dt } }</annotation>
  </semantics>
</math>
</file>

<file path=Object 21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≈</mo>
        <mrow>
          <mfrac>
            <mrow>
              <mo stretchy="false">−</mo>
              <msup>
                <mn>1</mn>
                <mi>k</mi>
              </msup>
            </mrow>
            <mrow>
              <mrow>
                <mo stretchy="false">(</mo>
                <mrow>
                  <mrow>
                    <mi>k</mi>
                    <mo stretchy="false">−</mo>
                    <mn>1</mn>
                  </mrow>
                </mrow>
                <mo stretchy="false">)</mo>
              </mrow>
              <mi>!</mi>
            </mrow>
          </mfrac>
          <mrow>
            <munderover>
              <mo stretchy="false">∫</mo>
              <mrow>
                <mrow>
                  <mo stretchy="false">−</mo>
                  <mi>log</mi>
                </mrow>
                <mi>n</mi>
              </mrow>
              <mn>0</mn>
            </munderover>
            <mrow>
              <msup>
                <mi>t</mi>
                <mrow>
                  <mrow>
                    <mi>k</mi>
                    <mo stretchy="false">−</mo>
                    <mn>1</mn>
                  </mrow>
                </mrow>
              </msup>
              <msup>
                <mi>e</mi>
                <mrow>
                  <mo stretchy="false">−</mo>
                  <mi>t</mi>
                </mrow>
              </msup>
              <mi mathvariant="italic">dt</mi>
            </mrow>
          </mrow>
        </mrow>
      </mrow>
    </mrow>
    <annotation encoding="StarMath 5.0">D_k'(n) approx { -1^k over {(k-1)!} int from {-log n} to 0 { t^{k-1} e^-t dt } }</annotation>
  </semantics>
</math>
</file>

<file path=Object 22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≈</mo>
        <mrow>
          <mo stretchy="false">−</mo>
          <msup>
            <mn>1</mn>
            <mi>k</mi>
          </msup>
        </mrow>
      </mrow>
      <mfrac>
        <mrow>
          <mo stretchy="false">Γ</mo>
          <mrow>
            <mrow>
              <mo stretchy="false">(</mo>
              <mrow>
                <mi>k</mi>
              </mrow>
              <mo stretchy="false">)</mo>
            </mrow>
            <mo stretchy="false">−</mo>
            <mo stretchy="false">Γ</mo>
          </mrow>
          <mrow>
            <mo stretchy="false">(</mo>
            <mrow>
              <mi>k</mi>
              <mrow>
                <mi>,</mi>
                <mo stretchy="false">−</mo>
                <mi>log</mi>
              </mrow>
              <mi>n</mi>
            </mrow>
            <mo stretchy="false">)</mo>
          </mrow>
        </mrow>
        <mrow>
          <mo stretchy="false">Γ</mo>
          <mrow>
            <mo stretchy="false">(</mo>
            <mrow>
              <mi>k</mi>
            </mrow>
            <mo stretchy="false">)</mo>
          </mrow>
        </mrow>
      </mfrac>
    </mrow>
    <annotation encoding="StarMath 5.0">D_k'(n) approx -1^k{%GAMMA(k) - %GAMMA(k, -log n)} over {%GAMMA(k)}</annotation>
  </semantics>
</math>
</file>

<file path=Object 23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+</mo>
          <mrow>
            <munder>
              <mo stretchy="false">∑</mo>
              <mrow>
                <mi>k</mi>
                <mo stretchy="false">=</mo>
                <mn>1</mn>
              </mrow>
            </munder>
            <mrow>
              <mrow>
                <mn>1</mn>
                <mo stretchy="false">−</mo>
                <mi>n</mi>
              </mrow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row>
                    <mrow>
                      <mi>k</mi>
                      <mo stretchy="false">−</mo>
                      <mn>1</mn>
                    </mrow>
                  </mrow>
                </munderover>
                <mrow>
                  <mfrac>
                    <mrow>
                      <msup>
                        <mrow>
                          <mo stretchy="false">(</mo>
                          <mrow>
                            <mrow>
                              <mo stretchy="false">−</mo>
                              <mi>log</mi>
                            </mrow>
                            <mi>n</mi>
                          </mrow>
                          <mo stretchy="false">)</mo>
                        </mrow>
                        <mi>j</mi>
                      </msup>
                    </mrow>
                    <mrow>
                      <mi>j</mi>
                      <mi>!</mi>
                    </mrow>
                  </mfrac>
                </mrow>
              </mrow>
            </mrow>
          </mrow>
        </mrow>
      </mrow>
    </mrow>
    <annotation encoding="StarMath 5.0">A(n) = 1 + sum from k = 1 { 1 - n sum from j = 0 to {k-1} {{ (-log n)^j} over {j!} }}</annotation>
  </semantics>
</math>
</file>

<file path=Object 24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+</mo>
          <mrow>
            <munder>
              <mo stretchy="false">∑</mo>
              <mrow>
                <mi>k</mi>
                <mo stretchy="false">=</mo>
                <mn>1</mn>
              </mrow>
            </munder>
            <mrow>
              <mrow>
                <mfrac>
                  <mrow>
                    <mrow>
                      <mo stretchy="false">(</mo>
                      <mrow>
                        <mrow>
                          <mi>k</mi>
                          <mo stretchy="false">−</mo>
                          <mn>1</mn>
                        </mrow>
                      </mrow>
                      <mo stretchy="false">)</mo>
                    </mrow>
                    <mi>!</mi>
                  </mrow>
                  <mrow>
                    <mrow>
                      <mo stretchy="false">(</mo>
                      <mrow>
                        <mrow>
                          <mi>k</mi>
                          <mo stretchy="false">−</mo>
                          <mn>1</mn>
                        </mrow>
                      </mrow>
                      <mo stretchy="false">)</mo>
                    </mrow>
                    <mi>!</mi>
                  </mrow>
                </mfrac>
                <mo stretchy="false">−</mo>
                <mfrac>
                  <mn>1</mn>
                  <mrow>
                    <mrow>
                      <mo stretchy="false">(</mo>
                      <mrow>
                        <mrow>
                          <mi>k</mi>
                          <mo stretchy="false">−</mo>
                          <mn>1</mn>
                        </mrow>
                      </mrow>
                      <mo stretchy="false">)</mo>
                    </mrow>
                    <mi>!</mi>
                  </mrow>
                </mfrac>
              </mrow>
              <mrow>
                <munderover>
                  <mo stretchy="false">∫</mo>
                  <mrow>
                    <mo stretchy="false">−</mo>
                    <mi>m</mi>
                  </mrow>
                  <mo stretchy="false">∞</mo>
                </munderover>
                <mrow>
                  <msup>
                    <mi>t</mi>
                    <mrow>
                      <mrow>
                        <mi>k</mi>
                        <mo stretchy="false">−</mo>
                        <mn>1</mn>
                      </mrow>
                    </mrow>
                  </msup>
                  <msup>
                    <mi>e</mi>
                    <mrow>
                      <mo stretchy="false">−</mo>
                      <mi>t</mi>
                    </mrow>
                  </msup>
                  <mi mathvariant="italic">dt</mi>
                </mrow>
              </mrow>
            </mrow>
          </mrow>
        </mrow>
      </mrow>
    </mrow>
    <annotation encoding="StarMath 5.0">A(n) = 1 + sum from k = 1 { {(k-1)!} over {(k-1)!} - 1 over {(k-1)!} int from -m to infinity { t^{k-1} e^-t dt } }</annotation>
  </semantics>
</math>
</file>

<file path=Object 25/content.xml><?xml version="1.0" encoding="utf-8"?>
<math xmlns="http://www.w3.org/1998/Math/MathML">
  <semantics>
    <mrow>
      <mi>B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∫</mo>
            <mn>0</mn>
            <mi>n</mi>
          </munderover>
          <mrow>
            <mi>log</mi>
            <mrow>
              <mi>x</mi>
              <mo stretchy="false">⋅</mo>
              <mrow>
                <mo stretchy="false">(</mo>
                <mrow>
                  <mrow>
                    <mn>1</mn>
                    <mo stretchy="false">−</mo>
                    <mi>log</mi>
                  </mrow>
                  <mrow>
                    <mi>n</mi>
                    <mo stretchy="false">+</mo>
                    <mi>log</mi>
                  </mrow>
                  <mi>x</mi>
                </mrow>
                <mo stretchy="false">)</mo>
              </mrow>
            </mrow>
            <mi mathvariant="italic">dx</mi>
          </mrow>
        </mrow>
      </mrow>
    </mrow>
    <annotation encoding="StarMath 5.0">B(n) = int from 0 to n{ log x cdot  (1 - log n + log x ) dx }</annotation>
  </semantics>
</math>
</file>

<file path=Object 26/content.xml><?xml version="1.0" encoding="utf-8"?>
<math xmlns="http://www.w3.org/1998/Math/MathML">
  <semantics>
    <mrow>
      <mi>B</mi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underover>
                <mo stretchy="false">∫</mo>
                <mn>0</mn>
                <mi>n</mi>
              </munderover>
              <mrow>
                <mi>log</mi>
                <mi>x</mi>
                <mi mathvariant="italic">dx</mi>
              </mrow>
            </mrow>
            <mo stretchy="false">−</mo>
            <mrow>
              <munderover>
                <mo stretchy="false">∫</mo>
                <mn>0</mn>
                <mi>n</mi>
              </munderover>
              <mrow>
                <mi>log</mi>
                <mi>x</mi>
                <mi>log</mi>
                <mi>n</mi>
                <mi mathvariant="italic">dx</mi>
              </mrow>
            </mrow>
          </mrow>
          <mo stretchy="false">+</mo>
          <mrow>
            <munderover>
              <mo stretchy="false">∫</mo>
              <mn>0</mn>
              <mi>n</mi>
            </munderover>
            <mrow>
              <mi>log</mi>
              <mi>x</mi>
              <mi>log</mi>
              <mi>x</mi>
              <mi mathvariant="italic">dx</mi>
            </mrow>
          </mrow>
        </mrow>
      </mrow>
    </mrow>
    <annotation encoding="StarMath 5.0">B(n) = int from 0 to n { log x dx } - int from 0 to n { log x log n dx } + int from 0 to n { log x log x dx }</annotation>
  </semantics>
</math>
</file>

<file path=Object 27/content.xml><?xml version="1.0" encoding="utf-8"?>
<math xmlns="http://www.w3.org/1998/Math/MathML">
  <semantics>
    <mrow>
      <mi>B</mi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o stretchy="false">(</mo>
              <mrow>
                <mi>n</mi>
                <mi>log</mi>
                <mrow>
                  <mi>n</mi>
                  <mo stretchy="false">−</mo>
                  <mi>n</mi>
                </mrow>
              </mrow>
              <mo stretchy="false">)</mo>
            </mrow>
            <mo stretchy="false">−</mo>
            <mrow>
              <mo stretchy="false">(</mo>
              <mrow>
                <mi>n</mi>
                <msup>
                  <mi>log</mi>
                  <mn>2</mn>
                </msup>
                <mrow>
                  <mi>n</mi>
                  <mo stretchy="false">−</mo>
                  <mi>n</mi>
                </mrow>
                <mi>log</mi>
                <mi>n</mi>
              </mrow>
              <mo stretchy="false">)</mo>
            </mrow>
          </mrow>
          <mo stretchy="false">+</mo>
          <mrow>
            <mo stretchy="false">(</mo>
            <mrow>
              <mrow>
                <mn>2n</mn>
                <mo stretchy="false">−</mo>
                <mn>2</mn>
              </mrow>
              <mi>n</mi>
              <mi>log</mi>
              <mrow>
                <mi>n</mi>
                <mo stretchy="false">+</mo>
                <mi>n</mi>
              </mrow>
              <msup>
                <mi>log</mi>
                <mn>2</mn>
              </msup>
              <mi>n</mi>
            </mrow>
            <mo stretchy="false">)</mo>
          </mrow>
        </mrow>
      </mrow>
    </mrow>
    <annotation encoding="StarMath 5.0">B(n) = (n log n - n ) - ( n log^2 n - n log n ) + ( 2n - 2 n log n + n log^2 n )</annotation>
  </semantics>
</math>
</file>

<file path=Object 28/content.xml><?xml version="1.0" encoding="utf-8"?>
<math xmlns="http://www.w3.org/1998/Math/MathML">
  <semantics>
    <mrow>
      <mi>B</mi>
      <mrow>
        <mrow>
          <mo stretchy="false">(</mo>
          <mrow>
            <mi>n</mi>
          </mrow>
          <mo stretchy="false">)</mo>
        </mrow>
        <mo stretchy="false">=</mo>
        <mi>n</mi>
      </mrow>
    </mrow>
    <annotation encoding="StarMath 5.0">B(n) = n</annotation>
  </semantics>
</math>
</file>

<file path=Object 29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+</mo>
          <mrow>
            <munder>
              <mo stretchy="false">∑</mo>
              <mrow>
                <mi>k</mi>
                <mo stretchy="false">=</mo>
                <mn>1</mn>
              </mrow>
            </munder>
            <mrow>
              <mrow>
                <mfrac>
                  <mrow>
                    <mo stretchy="false">Γ</mo>
                    <mrow>
                      <mo stretchy="false">(</mo>
                      <mrow>
                        <mi>k</mi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row>
                          <mi>k</mi>
                          <mo stretchy="false">−</mo>
                          <mn>1</mn>
                        </mrow>
                      </mrow>
                      <mo stretchy="false">)</mo>
                    </mrow>
                    <mi>!</mi>
                  </mrow>
                </mfrac>
                <mo stretchy="false">−</mo>
                <mfrac>
                  <mn>1</mn>
                  <mrow>
                    <mrow>
                      <mo stretchy="false">(</mo>
                      <mrow>
                        <mrow>
                          <mi>k</mi>
                          <mo stretchy="false">−</mo>
                          <mn>1</mn>
                        </mrow>
                      </mrow>
                      <mo stretchy="false">)</mo>
                    </mrow>
                    <mi>!</mi>
                  </mrow>
                </mfrac>
              </mrow>
              <mrow>
                <munderover>
                  <mo stretchy="false">∫</mo>
                  <mrow>
                    <mrow>
                      <mo stretchy="false">−</mo>
                      <mi>log</mi>
                    </mrow>
                    <mi>n</mi>
                  </mrow>
                  <mo stretchy="false">∞</mo>
                </munderover>
                <mrow>
                  <msup>
                    <mi>t</mi>
                    <mrow>
                      <mrow>
                        <mi>k</mi>
                        <mo stretchy="false">−</mo>
                        <mn>1</mn>
                      </mrow>
                    </mrow>
                  </msup>
                  <msup>
                    <mi>e</mi>
                    <mrow>
                      <mo stretchy="false">−</mo>
                      <mi>t</mi>
                    </mrow>
                  </msup>
                  <mi mathvariant="italic">dt</mi>
                </mrow>
              </mrow>
            </mrow>
          </mrow>
        </mrow>
      </mrow>
    </mrow>
    <annotation encoding="StarMath 5.0">A(n) = 1 + sum from k = 1 { {%GAMMA(k)} over {(k-1)!} - 1 over {(k-1)!} int from {-log n} to infinity { t^{k-1} e^-t dt } }</annotation>
  </semantics>
</math>
</file>

<file path=Object 3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i>log</mi>
        </mrow>
      </mrow>
      <mi>j</mi>
      <mrow>
        <mo stretchy="false">(</mo>
        <mrow>
          <mrow>
            <mrow>
              <mrow>
                <mrow>
                  <mn>1</mn>
                  <mo stretchy="false">−</mo>
                  <mrow>
                    <munderover>
                      <mo stretchy="false">∑</mo>
                      <mrow>
                        <mi>k</mi>
                        <mo stretchy="false">=</mo>
                        <mn>2</mn>
                      </mrow>
                      <mrow>
                        <mfrac>
                          <mi>n</mi>
                          <mi>j</mi>
                        </mfrac>
                      </mrow>
                    </munderover>
                    <mn>1</mn>
                  </mrow>
                </mrow>
                <mo stretchy="false">+</mo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frac>
                        <mi>n</mi>
                        <mi>j</mi>
                      </mfrac>
                    </mrow>
                  </munderover>
                  <mrow>
                    <munderover>
                      <mo stretchy="false">∑</mo>
                      <mrow>
                        <mi>m</mi>
                        <mo stretchy="false">=</mo>
                        <mn>2</mn>
                      </mrow>
                      <mrow>
                        <mfrac>
                          <mi>n</mi>
                          <mrow>
                            <mi>j</mi>
                            <mi>k</mi>
                          </mrow>
                        </mfrac>
                      </mrow>
                    </munderover>
                    <mn>1</mn>
                  </mrow>
                </mrow>
              </mrow>
              <mo stretchy="false">−</mo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frac>
                      <mi>n</mi>
                      <mi>j</mi>
                    </mfrac>
                  </mrow>
                </munderover>
                <mrow>
                  <munderover>
                    <mo stretchy="false">∑</mo>
                    <mrow>
                      <mi>m</mi>
                      <mo stretchy="false">=</mo>
                      <mn>2</mn>
                    </mrow>
                    <mrow>
                      <mfrac>
                        <mi>n</mi>
                        <mrow>
                          <mi>j</mi>
                          <mi>k</mi>
                        </mrow>
                      </mfrac>
                    </mrow>
                  </munderover>
                  <mrow>
                    <munderover>
                      <mo stretchy="false">∑</mo>
                      <mrow>
                        <mi>o</mi>
                        <mo stretchy="false">=</mo>
                        <mn>2</mn>
                      </mrow>
                      <mrow>
                        <mfrac>
                          <mi>n</mi>
                          <mrow>
                            <mi>j</mi>
                            <mi>k</mi>
                            <mi>m</mi>
                          </mrow>
                        </mfrac>
                      </mrow>
                    </munderover>
                    <mn>1</mn>
                  </mrow>
                </mrow>
              </mrow>
            </mrow>
            <mo stretchy="false">+</mo>
            <mn>...</mn>
          </mrow>
        </mrow>
        <mo stretchy="false">)</mo>
      </mrow>
    </mrow>
    <annotation encoding="StarMath 5.0">%psi(n) = sum from j = 1 to n log j ( 1 - sum from k = 2 to { n over j } 1 + sum from k = 2 to { n over j }sum from m = 2 to { n over {j k } }1 - sum from k = 2 to { n over j }sum from m = 2 to { n over {j k } }sum from o = 2 to { n over {j k m } }1 + ... )
</annotation>
  </semantics>
</math>
</file>

<file path=Object 30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+</mo>
          <mrow>
            <munder>
              <mo stretchy="false">∑</mo>
              <mrow>
                <mi>k</mi>
                <mo stretchy="false">=</mo>
                <mn>1</mn>
              </mrow>
            </munder>
            <mrow>
              <mrow>
                <mfrac>
                  <mn>1</mn>
                  <mrow>
                    <mrow>
                      <mo stretchy="false">(</mo>
                      <mrow>
                        <mrow>
                          <mi>k</mi>
                          <mo stretchy="false">−</mo>
                          <mn>1</mn>
                        </mrow>
                      </mrow>
                      <mo stretchy="false">)</mo>
                    </mrow>
                    <mi>!</mi>
                  </mrow>
                </mfrac>
              </mrow>
              <mrow>
                <mrow>
                  <munderover>
                    <mo stretchy="false">∫</mo>
                    <mn>0</mn>
                    <mo stretchy="false">∞</mo>
                  </munderover>
                  <mrow>
                    <msup>
                      <mi>t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p>
                    <msup>
                      <mi>e</mi>
                      <mrow>
                        <mo stretchy="false">−</mo>
                        <mi>t</mi>
                      </mrow>
                    </msup>
                    <mi mathvariant="italic">dt</mi>
                  </mrow>
                </mrow>
                <mo stretchy="false">−</mo>
                <mfrac>
                  <mn>1</mn>
                  <mrow>
                    <mrow>
                      <mo stretchy="false">(</mo>
                      <mrow>
                        <mrow>
                          <mi>k</mi>
                          <mo stretchy="false">−</mo>
                          <mn>1</mn>
                        </mrow>
                      </mrow>
                      <mo stretchy="false">)</mo>
                    </mrow>
                    <mi>!</mi>
                  </mrow>
                </mfrac>
              </mrow>
              <mrow>
                <munderover>
                  <mo stretchy="false">∫</mo>
                  <mrow>
                    <mo stretchy="false">−</mo>
                    <mrow>
                      <mi>log</mi>
                      <mi>n</mi>
                    </mrow>
                  </mrow>
                  <mo stretchy="false">∞</mo>
                </munderover>
                <mrow>
                  <msup>
                    <mi>t</mi>
                    <mrow>
                      <mrow>
                        <mi>k</mi>
                        <mo stretchy="false">−</mo>
                        <mn>1</mn>
                      </mrow>
                    </mrow>
                  </msup>
                  <msup>
                    <mi>e</mi>
                    <mrow>
                      <mo stretchy="false">−</mo>
                      <mi>t</mi>
                    </mrow>
                  </msup>
                  <mi mathvariant="italic">dt</mi>
                </mrow>
              </mrow>
            </mrow>
          </mrow>
        </mrow>
      </mrow>
    </mrow>
    <annotation encoding="StarMath 5.0">A(n) = 1 + sum from k = 1 { { 1 over {(k-1)!} } int from 0 to infinity { t^{k-1} e^-t dt } - 1 over {(k-1)!} int from -{log n} to infinity { t^{k-1} e^-t dt } }</annotation>
  </semantics>
</math>
</file>

<file path=Object 31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+</mo>
          <mrow>
            <munder>
              <mo stretchy="false">∑</mo>
              <mrow>
                <mi>k</mi>
                <mo stretchy="false">=</mo>
                <mn>1</mn>
              </mrow>
            </munder>
            <mrow>
              <mfrac>
                <mrow>
                  <mo stretchy="false">−</mo>
                  <mn>1</mn>
                </mrow>
                <mrow>
                  <mrow>
                    <mo stretchy="false">(</mo>
                    <mrow>
                      <mrow>
                        <mi>k</mi>
                        <mo stretchy="false">−</mo>
                        <mn>1</mn>
                      </mrow>
                    </mrow>
                    <mo stretchy="false">)</mo>
                  </mrow>
                  <mi>!</mi>
                </mrow>
              </mfrac>
              <mrow>
                <munderover>
                  <mo stretchy="false">∫</mo>
                  <mrow>
                    <mrow>
                      <mo stretchy="false">−</mo>
                      <mi>log</mi>
                    </mrow>
                    <mi>n</mi>
                  </mrow>
                  <mn>0</mn>
                </munderover>
                <mrow>
                  <msup>
                    <mi>t</mi>
                    <mrow>
                      <mrow>
                        <mi>k</mi>
                        <mo stretchy="false">−</mo>
                        <mn>1</mn>
                      </mrow>
                    </mrow>
                  </msup>
                  <msup>
                    <mi>e</mi>
                    <mrow>
                      <mo stretchy="false">−</mo>
                      <mi>t</mi>
                    </mrow>
                  </msup>
                  <mi mathvariant="italic">dt</mi>
                </mrow>
              </mrow>
            </mrow>
          </mrow>
        </mrow>
      </mrow>
    </mrow>
    <annotation encoding="StarMath 5.0">A(n) = 1+sum from k = 1 {  - 1 over {(k-1)!} int from {-log n} to 0 { t^{k-1} e^-t dt } }</annotation>
  </semantics>
</math>
</file>

<file path=Object 32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−</mo>
          <mrow>
            <munder>
              <mo stretchy="false">∑</mo>
              <mrow>
                <mi>k</mi>
                <mo stretchy="false">=</mo>
                <mn>1</mn>
              </mrow>
            </munder>
            <mrow>
              <mfrac>
                <mn>1</mn>
                <mrow>
                  <mrow>
                    <mo stretchy="false">(</mo>
                    <mrow>
                      <mrow>
                        <mi>k</mi>
                        <mo stretchy="false">−</mo>
                        <mn>1</mn>
                      </mrow>
                    </mrow>
                    <mo stretchy="false">)</mo>
                  </mrow>
                  <mi>!</mi>
                </mrow>
              </mfrac>
              <mrow>
                <munderover>
                  <mo stretchy="false">∫</mo>
                  <mrow>
                    <mrow>
                      <mo stretchy="false">−</mo>
                      <mi>log</mi>
                    </mrow>
                    <mi>n</mi>
                  </mrow>
                  <mn>0</mn>
                </munderover>
                <mrow>
                  <msup>
                    <mi>t</mi>
                    <mrow>
                      <mrow>
                        <mi>k</mi>
                        <mo stretchy="false">−</mo>
                        <mn>1</mn>
                      </mrow>
                    </mrow>
                  </msup>
                  <msup>
                    <mi>e</mi>
                    <mrow>
                      <mo stretchy="false">−</mo>
                      <mi>t</mi>
                    </mrow>
                  </msup>
                  <mi mathvariant="italic">dt</mi>
                </mrow>
              </mrow>
            </mrow>
          </mrow>
        </mrow>
      </mrow>
    </mrow>
    <annotation encoding="StarMath 5.0">A(n) = 1-sum from k = 1 {  1 over {(k-1)!} int from {-log n} to 0 { t^{k-1} e^-t dt } }</annotation>
  </semantics>
</math>
</file>

<file path=Object 33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−</mo>
          <mrow>
            <munderover>
              <mo stretchy="false">∫</mo>
              <mrow>
                <mrow>
                  <mo stretchy="false">−</mo>
                  <mi>log</mi>
                </mrow>
                <mi>n</mi>
              </mrow>
              <mn>0</mn>
            </munderover>
            <mrow>
              <mo stretchy="false">(</mo>
              <mrow>
                <mrow>
                  <munder>
                    <mo stretchy="false">∑</mo>
                    <mrow>
                      <mi>k</mi>
                      <mo stretchy="false">=</mo>
                      <mn>1</mn>
                    </mrow>
                  </munder>
                  <mrow>
                    <mfrac>
                      <msup>
                        <mi>t</mi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</msup>
                      <mrow>
                        <mrow>
                          <mo stretchy="false">(</mo>
                          <mrow>
                            <mrow>
                              <mi>k</mi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  <mi>!</mi>
                      </mrow>
                    </mfrac>
                  </mrow>
                </mrow>
              </mrow>
              <mo stretchy="false">)</mo>
            </mrow>
          </mrow>
        </mrow>
      </mrow>
      <mrow>
        <msup>
          <mi>e</mi>
          <mrow>
            <mo stretchy="false">−</mo>
            <mi>t</mi>
          </mrow>
        </msup>
        <mi mathvariant="italic">dt</mi>
      </mrow>
    </mrow>
    <annotation encoding="StarMath 5.0">A(n) = 1-int from {-log n} to 0 (sum from k = 1 {  t^{k-1} over {(k-1)!}})  { e^-t dt } </annotation>
  </semantics>
</math>
</file>

<file path=Object 34/content.xml><?xml version="1.0" encoding="utf-8"?>
<math xmlns="http://www.w3.org/1998/Math/MathML">
  <semantics>
    <mtable>
      <mtr>
        <mtd>
          <mrow>
            <mi>M</mi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i>log</mi>
            </mrow>
            <mrow>
              <mrow>
                <mi>n</mi>
                <mo stretchy="false">−</mo>
                <mn>1</mn>
              </mrow>
              <mo stretchy="false">=</mo>
              <mtext/>
            </mrow>
          </mrow>
        </mtd>
      </mtr>
      <mtr>
        <mtd>
          <mrow>
            <mrow>
              <mtext>         </mtext>
              <mo stretchy="false">−</mo>
              <mrow>
                <mo stretchy="false">(</mo>
                <mrow>
                  <mrow>
                    <munderover>
                      <mo stretchy="false">∫</mo>
                      <mn>1</mn>
                      <mrow>
                        <mi>n</mi>
                      </mrow>
                    </munderover>
                    <mrow>
                      <munderover>
                        <mo stretchy="false">∫</mo>
                        <mn>1</mn>
                        <mrow>
                          <mfrac>
                            <mi>n</mi>
                            <mrow>
                              <mi>x</mi>
                            </mrow>
                          </mfrac>
                        </mrow>
                      </munderover>
                      <mi mathvariant="italic">dy</mi>
                    </mrow>
                  </mrow>
                  <mrow>
                    <mi mathvariant="italic">dx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2</mn>
                        </mrow>
                        <mrow>
                          <mi>n</mi>
                        </mrow>
                      </munderover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2</mn>
                          </mrow>
                          <mrow>
                            <mfrac>
                              <mi>n</mi>
                              <mrow>
                                <mi>j</mi>
                              </mrow>
                            </mfrac>
                          </mrow>
                        </munderover>
                        <mn>1</mn>
                      </mrow>
                    </mrow>
                  </mrow>
                </mrow>
                <mo stretchy="false">)</mo>
              </mrow>
            </mrow>
            <mtext/>
          </mrow>
        </mtd>
      </mtr>
      <mtr>
        <mtd>
          <mrow>
            <mrow>
              <mtext>         </mtext>
              <mo stretchy="false">+</mo>
              <mrow>
                <mo stretchy="false">(</mo>
                <mrow>
                  <mrow>
                    <munderover>
                      <mo stretchy="false">∫</mo>
                      <mn>1</mn>
                      <mrow>
                        <mi>n</mi>
                      </mrow>
                    </munderover>
                    <mrow>
                      <munderover>
                        <mo stretchy="false">∫</mo>
                        <mn>1</mn>
                        <mrow>
                          <mfrac>
                            <mi>n</mi>
                            <mrow>
                              <mi>x</mi>
                            </mrow>
                          </mfrac>
                        </mrow>
                      </munderover>
                      <mrow>
                        <munderover>
                          <mo stretchy="false">∫</mo>
                          <mn>1</mn>
                          <mrow>
                            <mfrac>
                              <mi>n</mi>
                              <mrow>
                                <mi>x</mi>
                                <mi>y</mi>
                              </mrow>
                            </mfrac>
                          </mrow>
                        </munderover>
                        <mi mathvariant="italic">dz</mi>
                      </mrow>
                    </mrow>
                  </mrow>
                  <mi mathvariant="italic">dy</mi>
                  <mrow>
                    <mi mathvariant="italic">dx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2</mn>
                        </mrow>
                        <mrow>
                          <mi>n</mi>
                        </mrow>
                      </munderover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2</mn>
                          </mrow>
                          <mrow>
                            <mfrac>
                              <mi>n</mi>
                              <mrow>
                                <mi>j</mi>
                              </mrow>
                            </mfrac>
                          </mrow>
                        </munderover>
                        <mrow>
                          <munderover>
                            <mo stretchy="false">∑</mo>
                            <mrow>
                              <mi>m</mi>
                              <mo stretchy="false">=</mo>
                              <mn>2</mn>
                            </mrow>
                            <mrow>
                              <mfrac>
                                <mi>n</mi>
                                <mrow>
                                  <mi>j</mi>
                                  <mi>k</mi>
                                </mrow>
                              </mfrac>
                            </mrow>
                          </munderover>
                          <mn>1</mn>
                        </mrow>
                      </mrow>
                    </mrow>
                  </mrow>
                </mrow>
                <mo stretchy="false">)</mo>
              </mrow>
            </mrow>
            <mtext/>
          </mrow>
        </mtd>
      </mtr>
      <mtr>
        <mtd>
          <mrow>
            <mrow>
              <mtext>         </mtext>
              <mo stretchy="false">−</mo>
              <mrow>
                <mo stretchy="false">(</mo>
                <mrow>
                  <mrow>
                    <munderover>
                      <mo stretchy="false">∫</mo>
                      <mn>1</mn>
                      <mi>n</mi>
                    </munderover>
                    <mrow>
                      <munderover>
                        <mo stretchy="false">∫</mo>
                        <mn>1</mn>
                        <mrow>
                          <mfrac>
                            <mi>n</mi>
                            <mi>x</mi>
                          </mfrac>
                        </mrow>
                      </munderover>
                      <mrow>
                        <munderover>
                          <mo stretchy="false">∫</mo>
                          <mn>1</mn>
                          <mrow>
                            <mfrac>
                              <mi>n</mi>
                              <mrow>
                                <mi mathvariant="italic">xy</mi>
                              </mrow>
                            </mfrac>
                          </mrow>
                        </munderover>
                        <mrow>
                          <munderover>
                            <mo stretchy="false">∫</mo>
                            <mn>1</mn>
                            <mrow>
                              <mfrac>
                                <mi>n</mi>
                                <mrow>
                                  <mi mathvariant="italic">xyz</mi>
                                </mrow>
                              </mfrac>
                            </mrow>
                          </munderover>
                          <mi mathvariant="italic">dw</mi>
                        </mrow>
                      </mrow>
                    </mrow>
                  </mrow>
                  <mi mathvariant="italic">dz</mi>
                  <mi mathvariant="italic">dy</mi>
                  <mrow>
                    <mi mathvariant="italic">dx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2</mn>
                        </mrow>
                        <mi>n</mi>
                      </munderover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2</mn>
                          </mrow>
                          <mrow>
                            <mfrac>
                              <mi>n</mi>
                              <mi>j</mi>
                            </mfrac>
                          </mrow>
                        </munderover>
                        <mrow>
                          <munderover>
                            <mo stretchy="false">∑</mo>
                            <mrow>
                              <mi>m</mi>
                              <mo stretchy="false">=</mo>
                              <mn>2</mn>
                            </mrow>
                            <mrow>
                              <mfrac>
                                <mi>n</mi>
                                <mrow>
                                  <mi mathvariant="italic">jk</mi>
                                </mrow>
                              </mfrac>
                            </mrow>
                          </munderover>
                          <mrow>
                            <munderover>
                              <mo stretchy="false">∑</mo>
                              <mrow>
                                <mi>s</mi>
                                <mo stretchy="false">=</mo>
                                <mn>2</mn>
                              </mrow>
                              <mrow>
                                <mfrac>
                                  <mi>n</mi>
                                  <mrow>
                                    <mi mathvariant="italic">jkm</mi>
                                  </mrow>
                                </mfrac>
                              </mrow>
                            </munderover>
                            <mn>1</mn>
                          </mrow>
                        </mrow>
                      </mrow>
                    </mrow>
                  </mrow>
                </mrow>
                <mo stretchy="false">)</mo>
              </mrow>
            </mrow>
            <mtext/>
          </mrow>
        </mtd>
      </mtr>
      <mtr>
        <mtd>
          <mrow>
            <mrow>
              <mtext>         </mtext>
              <mo stretchy="false">+</mo>
              <mn>...</mn>
            </mrow>
          </mrow>
        </mtd>
      </mtr>
    </mtable>
    <annotation encoding="StarMath 5.0">M(n) + log n - 1 = 

"" newline "         "- (int from 1 to { n }int from 1 to { n over { x } }dy dx - sum from j = 2 to { n }sum from k = 2 to { n over {j } }1)
"" newline "         "+ (int from 1 to { n }int from 1 to { n over {x } }int from 1 to { n over {x y } }dz dy dx - sum from j = 2 to { n}sum from k = 2 to { n over {j } }sum from m = 2 to { n over {j k } }1 )
"" newline "         "- (int from 1 to n int from 1 to { n over x } int from 1 to { n over {xy}} int from 1 to { n over {xyz}}dw dz dy dx - sum from j = 2 to n sum from k = 2 to { n over j } sum from m = 2 to { n over {jk}} sum from s = 2 to { n over {jkm}} 1)
"" newline "         "+ ...
</annotation>
  </semantics>
</math>
</file>

<file path=Object 35/content.xml><?xml version="1.0" encoding="utf-8"?>
<math xmlns="http://www.w3.org/1998/Math/MathML">
  <semantics>
    <mrow>
      <mi>M</mi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row>
              <mo stretchy="false">−</mo>
              <msup>
                <mn>1</mn>
                <mi>k</mi>
              </msup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sub>
                <mi>d</mi>
                <mi>k</mi>
              </msub>
            </mrow>
            <mi>'</mi>
            <mrow>
              <mo stretchy="false">(</mo>
              <mrow>
                <mi>j</mi>
              </mrow>
              <mo stretchy="false">)</mo>
            </mrow>
          </mrow>
        </mrow>
      </mrow>
    </mrow>
    <annotation encoding="StarMath 5.0">M(n) = sum from k = 0 { -1^k sum from j = 2 to n d_k'(j) }
</annotation>
  </semantics>
</math>
</file>

<file path=Object 36/content.xml><?xml version="1.0" encoding="utf-8"?>
<math xmlns="http://www.w3.org/1998/Math/MathML">
  <semantics>
    <mrow>
      <mo stretchy="false">μ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row>
              <mo stretchy="false">−</mo>
              <msup>
                <mn>1</mn>
                <mi>k</mi>
              </msup>
            </mrow>
            <msub>
              <mi>d</mi>
              <mi>k</mi>
            </msub>
            <mi>'</mi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%mu(n) = sum from k = 0 { -1^k d_k'(n) }
</annotation>
  </semantics>
</math>
</file>

<file path=Object 37/content.xml><?xml version="1.0" encoding="utf-8"?>
<math xmlns="http://www.w3.org/1998/Math/MathML">
  <semantics>
    <mrow>
      <mrow>
        <mi>m</mi>
        <mo stretchy="false">=</mo>
        <mrow>
          <mo stretchy="false">−</mo>
          <mi>log</mi>
        </mrow>
      </mrow>
      <mi>n</mi>
    </mrow>
    <annotation encoding="StarMath 5.0">m = -log n</annotation>
  </semantics>
</math>
</file>

<file path=Object 38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≈</mo>
        <mrow>
          <mo stretchy="false">−</mo>
          <msup>
            <mn>1</mn>
            <mi>k</mi>
          </msup>
        </mrow>
      </mrow>
      <mrow>
        <mo stretchy="false">(</mo>
        <mrow>
          <mrow>
            <mn>1</mn>
            <mo stretchy="false">−</mo>
            <mi>n</mi>
          </mrow>
          <mrow>
            <munderover>
              <mo stretchy="false">∑</mo>
              <mrow>
                <mi>j</mi>
                <mo stretchy="false">=</mo>
                <mn>0</mn>
              </mrow>
              <mrow>
                <mrow>
                  <mi>k</mi>
                  <mo stretchy="false">−</mo>
                  <mn>1</mn>
                </mrow>
              </mrow>
            </munderover>
            <mrow>
              <mfrac>
                <msup>
                  <mrow>
                    <mo stretchy="false">(</mo>
                    <mrow>
                      <mrow>
                        <mo stretchy="false">−</mo>
                        <mi>log</mi>
                      </mrow>
                      <mi>n</mi>
                    </mrow>
                    <mo stretchy="false">)</mo>
                  </mrow>
                  <mi>j</mi>
                </msup>
                <mrow>
                  <mi>j</mi>
                  <mi>!</mi>
                </mrow>
              </mfrac>
            </mrow>
          </mrow>
        </mrow>
        <mo stretchy="false">)</mo>
      </mrow>
    </mrow>
    <annotation encoding="StarMath 5.0">D_k'(n) approx  -1^k( 1 - n sum from j = 0 to {k-1} {(-log n)^j over {j!} } )</annotation>
  </semantics>
</math>
</file>

<file path=Object 39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o stretchy="false">ψ</mo>
      </mrow>
      <mrow>
        <mrow>
          <mo stretchy="false">(</mo>
          <mrow>
            <mfrac>
              <mi>n</mi>
              <mi>j</mi>
            </mfrac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i>log</mi>
        </mrow>
      </mrow>
      <mi>j</mi>
    </mrow>
    <annotation encoding="StarMath 5.0">sum from j = 2 to n %psi( n over j ) = sum from j = 2 to n log j</annotation>
  </semantics>
</math>
</file>

<file path=Object 4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row>
            <mn>1</mn>
            <mo stretchy="false">−</mo>
            <mrow>
              <munderover>
                <mo stretchy="false">∫</mo>
                <mn>1</mn>
                <mrow>
                  <mi>n</mi>
                </mrow>
              </munderover>
              <mi mathvariant="italic">dy</mi>
            </mrow>
          </mrow>
          <mo stretchy="false">+</mo>
          <mrow>
            <munderover>
              <mo stretchy="false">∫</mo>
              <mn>1</mn>
              <mrow>
                <mi>n</mi>
              </mrow>
            </munderover>
            <mrow>
              <munderover>
                <mo stretchy="false">∫</mo>
                <mn>1</mn>
                <mrow>
                  <mfrac>
                    <mi>n</mi>
                    <mrow>
                      <mi>y</mi>
                    </mrow>
                  </mfrac>
                </mrow>
              </munderover>
              <mi mathvariant="italic">dz</mi>
            </mrow>
          </mrow>
        </mrow>
      </mrow>
      <mrow>
        <mi mathvariant="italic">dy</mi>
        <mo stretchy="false">−</mo>
        <mrow>
          <munderover>
            <mo stretchy="false">∫</mo>
            <mn>1</mn>
            <mrow>
              <mi>n</mi>
            </mrow>
          </munderover>
          <mrow>
            <munderover>
              <mo stretchy="false">∫</mo>
              <mn>1</mn>
              <mrow>
                <mfrac>
                  <mi>n</mi>
                  <mrow>
                    <mi>y</mi>
                  </mrow>
                </mfrac>
              </mrow>
            </munderover>
            <mrow>
              <munderover>
                <mo stretchy="false">∫</mo>
                <mn>1</mn>
                <mrow>
                  <mfrac>
                    <mi>n</mi>
                    <mrow>
                      <mi>y</mi>
                      <mi>z</mi>
                    </mrow>
                  </mfrac>
                </mrow>
              </munderover>
              <mi mathvariant="italic">dw</mi>
            </mrow>
          </mrow>
        </mrow>
      </mrow>
      <mi mathvariant="italic">dz</mi>
      <mrow>
        <mi mathvariant="italic">dy</mi>
        <mo stretchy="false">+</mo>
        <mn>...</mn>
      </mrow>
    </mrow>
    <annotation encoding="StarMath 5.0">A(n) = 1 - int from 1 to { n } dy + int from 1 to { n }int from 1 to { n over { y } }dz dy - int from 1 to { n }int from 1 to { n over {y } }int from 1 to { n over {y z } }dw dz dy + ...
</annotation>
  </semantics>
</math>
</file>

<file path=Object 40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sub>
            <mi>p</mi>
            <mn>1</mn>
          </msub>
        </mrow>
      </mrow>
      <mi>'</mi>
      <mrow>
        <mo stretchy="false">(</mo>
        <mrow>
          <mi>j</mi>
        </mrow>
        <mo stretchy="false">)</mo>
      </mrow>
      <mi>log</mi>
      <mi>j</mi>
    </mrow>
    <annotation encoding="StarMath 5.0">%psi(n) = sum from j = 2 to n p_1'(j) log j</annotation>
  </semantics>
</math>
</file>

<file path=Object 41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i>M</mi>
        </mrow>
      </mrow>
      <mrow>
        <mo stretchy="false">(</mo>
        <mrow>
          <mfrac>
            <mi>n</mi>
            <mi>j</mi>
          </mfrac>
        </mrow>
        <mo stretchy="false">)</mo>
      </mrow>
      <mi>log</mi>
      <mi>j</mi>
    </mrow>
    <annotation encoding="StarMath 5.0">%psi(n) = sum from j = 2 to n M(n over j) log j</annotation>
  </semantics>
</math>
</file>

<file path=Object 42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i>log</mi>
        </mrow>
      </mrow>
      <mi>j</mi>
      <mrow>
        <mo stretchy="false">(</mo>
        <mrow>
          <mrow>
            <mrow>
              <mrow>
                <mrow>
                  <mn>1</mn>
                  <mo stretchy="false">−</mo>
                  <mrow>
                    <munderover>
                      <mo stretchy="false">∑</mo>
                      <mrow>
                        <mi>k</mi>
                        <mo stretchy="false">=</mo>
                        <mn>2</mn>
                      </mrow>
                      <mrow>
                        <mfrac>
                          <mi>n</mi>
                          <mi>j</mi>
                        </mfrac>
                      </mrow>
                    </munderover>
                    <mn>1</mn>
                  </mrow>
                </mrow>
                <mo stretchy="false">+</mo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frac>
                        <mi>n</mi>
                        <mi>j</mi>
                      </mfrac>
                    </mrow>
                  </munderover>
                  <mrow>
                    <munderover>
                      <mo stretchy="false">∑</mo>
                      <mrow>
                        <mi>m</mi>
                        <mo stretchy="false">=</mo>
                        <mn>2</mn>
                      </mrow>
                      <mrow>
                        <mfrac>
                          <mi>n</mi>
                          <mrow>
                            <mi>j</mi>
                            <mi>k</mi>
                          </mrow>
                        </mfrac>
                      </mrow>
                    </munderover>
                    <mn>1</mn>
                  </mrow>
                </mrow>
              </mrow>
              <mo stretchy="false">−</mo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frac>
                      <mi>n</mi>
                      <mi>j</mi>
                    </mfrac>
                  </mrow>
                </munderover>
                <mrow>
                  <munderover>
                    <mo stretchy="false">∑</mo>
                    <mrow>
                      <mi>m</mi>
                      <mo stretchy="false">=</mo>
                      <mn>2</mn>
                    </mrow>
                    <mrow>
                      <mfrac>
                        <mi>n</mi>
                        <mrow>
                          <mi>j</mi>
                          <mi>k</mi>
                        </mrow>
                      </mfrac>
                    </mrow>
                  </munderover>
                  <mrow>
                    <munderover>
                      <mo stretchy="false">∑</mo>
                      <mrow>
                        <mi>o</mi>
                        <mo stretchy="false">=</mo>
                        <mn>2</mn>
                      </mrow>
                      <mrow>
                        <mfrac>
                          <mi>n</mi>
                          <mrow>
                            <mi>j</mi>
                            <mi>k</mi>
                            <mi>m</mi>
                          </mrow>
                        </mfrac>
                      </mrow>
                    </munderover>
                    <mn>1</mn>
                  </mrow>
                </mrow>
              </mrow>
            </mrow>
            <mo stretchy="false">+</mo>
            <mn>...</mn>
          </mrow>
        </mrow>
        <mo stretchy="false">)</mo>
      </mrow>
    </mrow>
    <annotation encoding="StarMath 5.0">%psi(n) = sum from j = 1 to n log j ( 1 - sum from k = 2 to { n over j } 1 + sum from k = 2 to { n over j }sum from m = 2 to { n over {j k } }1 - sum from k = 2 to { n over j }sum from m = 2 to { n over {j k } }sum from o = 2 to { n over {j k m } }1 + ... )
</annotation>
  </semantics>
</math>
</file>

<file path=Object 43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row>
                <mrow>
                  <mo stretchy="false">(</mo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log</mi>
                    </mrow>
                    <mi>j</mi>
                  </mrow>
                  <mo stretchy="false">)</mo>
                </mrow>
                <mo stretchy="false">−</mo>
                <mrow>
                  <mo stretchy="false">(</mo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log</mi>
                    </mrow>
                    <mrow>
                      <mi>j</mi>
                      <mo stretchy="false">⋅</mo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2</mn>
                          </mrow>
                          <mrow>
                            <mfrac>
                              <mi>n</mi>
                              <mi>j</mi>
                            </mfrac>
                          </mrow>
                        </munderover>
                        <mn>1</mn>
                      </mrow>
                    </mrow>
                  </mrow>
                  <mo stretchy="false">)</mo>
                </mrow>
              </mrow>
              <mo stretchy="false">+</mo>
              <mrow>
                <mo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i>log</mi>
                  </mrow>
                  <mrow>
                    <mi>j</mi>
                    <mo stretchy="false">⋅</mo>
                    <mrow>
                      <munderover>
                        <mo stretchy="false">∑</mo>
                        <mrow>
                          <mi>k</mi>
                          <mo stretchy="false">=</mo>
                          <mn>2</mn>
                        </mrow>
                        <mrow>
                          <mfrac>
                            <mi>n</mi>
                            <mi>j</mi>
                          </mfrac>
                        </mrow>
                      </munderover>
                      <mrow>
                        <munderover>
                          <mo stretchy="false">∑</mo>
                          <mrow>
                            <mi>m</mi>
                            <mo stretchy="false">=</mo>
                            <mn>2</mn>
                          </mrow>
                          <mrow>
                            <mfrac>
                              <mi>n</mi>
                              <mrow>
                                <mi>j</mi>
                                <mi>k</mi>
                              </mrow>
                            </mfrac>
                          </mrow>
                        </munderover>
                        <mn>1</mn>
                      </mrow>
                    </mrow>
                  </mrow>
                </mrow>
                <mo stretchy="false">)</mo>
              </mrow>
            </mrow>
            <mo stretchy="false">−</mo>
            <mrow>
              <mo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i>log</mi>
                </mrow>
                <mrow>
                  <mi>j</mi>
                  <mo stretchy="false">⋅</mo>
                  <mrow>
                    <munderover>
                      <mo stretchy="false">∑</mo>
                      <mrow>
                        <mi>k</mi>
                        <mo stretchy="false">=</mo>
                        <mn>2</mn>
                      </mrow>
                      <mrow>
                        <mfrac>
                          <mi>n</mi>
                          <mi>j</mi>
                        </mfrac>
                      </mrow>
                    </munderover>
                    <mrow>
                      <munderover>
                        <mo stretchy="false">∑</mo>
                        <mrow>
                          <mi>m</mi>
                          <mo stretchy="false">=</mo>
                          <mn>2</mn>
                        </mrow>
                        <mrow>
                          <mfrac>
                            <mi>n</mi>
                            <mrow>
                              <mi>j</mi>
                              <mi>k</mi>
                            </mrow>
                          </mfrac>
                        </mrow>
                      </munderover>
                      <mrow>
                        <munderover>
                          <mo stretchy="false">∑</mo>
                          <mrow>
                            <mi>o</mi>
                            <mo stretchy="false">=</mo>
                            <mn>2</mn>
                          </mrow>
                          <mrow>
                            <mfrac>
                              <mi>n</mi>
                              <mrow>
                                <mi>j</mi>
                                <mi>k</mi>
                                <mi>m</mi>
                              </mrow>
                            </mfrac>
                          </mrow>
                        </munderover>
                        <mn>1</mn>
                      </mrow>
                    </mrow>
                  </mrow>
                </mrow>
              </mrow>
              <mo stretchy="false">)</mo>
            </mrow>
          </mrow>
          <mo stretchy="false">+</mo>
          <mn>...</mn>
        </mrow>
      </mrow>
    </mrow>
    <annotation encoding="StarMath 5.0">%psi(n) = (sum from j = 1 to n log j) - (sum from j = 1 to n log j cdot sum from k = 2 to { n over j } 1) + (sum from j = 1 to n log j cdot sum from k = 2 to { n over j }sum from m = 2 to { n over {j k } }1) - (sum from j = 1 to n log j cdot sum from k = 2 to { n over j }sum from m = 2 to { n over {j k } }sum from o = 2 to { n over {j k m } }1) + ...
</annotation>
  </semantics>
</math>
</file>

<file path=Object 44/content.xml><?xml version="1.0" encoding="utf-8"?>
<math xmlns="http://www.w3.org/1998/Math/MathML">
  <semantics>
    <mtable>
      <mtr>
        <mtd>
          <mrow>
            <mo stretchy="false">ψ</mo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x</mi>
                    <mo stretchy="false">=</mo>
                    <mn>2</mn>
                  </mrow>
                  <mi>n</mi>
                </munderover>
                <mi>log</mi>
              </mrow>
            </mrow>
            <mrow>
              <mi>x</mi>
              <mo stretchy="false">−</mo>
              <mrow>
                <munderover>
                  <mo stretchy="false">∑</mo>
                  <mrow>
                    <mi>x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y</mi>
                      <mo stretchy="false">=</mo>
                      <mn>2</mn>
                    </mrow>
                    <mrow>
                      <mfrac>
                        <mi>n</mi>
                        <mi>x</mi>
                      </mfrac>
                    </mrow>
                  </munderover>
                  <mi>log</mi>
                </mrow>
              </mrow>
            </mrow>
            <mi>y</mi>
            <mtext>                                   </mtext>
            <mtext/>
          </mrow>
        </mtd>
      </mtr>
      <mtr>
        <mtd>
          <mrow>
            <mrow>
              <mo stretchy="false">+</mo>
              <mrow>
                <munderover>
                  <mo stretchy="false">∑</mo>
                  <mrow>
                    <mi>x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y</mi>
                      <mo stretchy="false">=</mo>
                      <mn>2</mn>
                    </mrow>
                    <mrow>
                      <mfrac>
                        <mi>n</mi>
                        <mi>x</mi>
                      </mfrac>
                    </mrow>
                  </munderover>
                  <mrow>
                    <munderover>
                      <mo stretchy="false">∑</mo>
                      <mrow>
                        <mi>z</mi>
                        <mo stretchy="false">=</mo>
                        <mn>2</mn>
                      </mrow>
                      <mrow>
                        <mfrac>
                          <mi>n</mi>
                          <mrow>
                            <mi>x</mi>
                            <mi>y</mi>
                          </mrow>
                        </mfrac>
                      </mrow>
                    </munderover>
                    <mi>log</mi>
                  </mrow>
                </mrow>
              </mrow>
            </mrow>
            <mrow>
              <mi>z</mi>
              <mo stretchy="false">−</mo>
              <mrow>
                <munderover>
                  <mo stretchy="false">∑</mo>
                  <mrow>
                    <mi>x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y</mi>
                      <mo stretchy="false">=</mo>
                      <mn>2</mn>
                    </mrow>
                    <mrow>
                      <mfrac>
                        <mi>n</mi>
                        <mi>x</mi>
                      </mfrac>
                    </mrow>
                  </munderover>
                  <mrow>
                    <munderover>
                      <mo stretchy="false">∑</mo>
                      <mrow>
                        <mi>z</mi>
                        <mo stretchy="false">=</mo>
                        <mn>2</mn>
                      </mrow>
                      <mrow>
                        <mfrac>
                          <mi>n</mi>
                          <mrow>
                            <mi>x</mi>
                            <mi>y</mi>
                          </mrow>
                        </mfrac>
                      </mrow>
                    </munderover>
                    <mrow>
                      <munderover>
                        <mo stretchy="false">∑</mo>
                        <mrow>
                          <mi>w</mi>
                          <mo stretchy="false">=</mo>
                          <mn>2</mn>
                        </mrow>
                        <mrow>
                          <mfrac>
                            <mi>n</mi>
                            <mrow>
                              <mi>x</mi>
                              <mi>y</mi>
                              <mi>z</mi>
                            </mrow>
                          </mfrac>
                        </mrow>
                      </munderover>
                      <mi>log</mi>
                    </mrow>
                  </mrow>
                </mrow>
              </mrow>
            </mrow>
            <mrow>
              <mi>w</mi>
              <mo stretchy="false">+</mo>
              <mn>...</mn>
            </mrow>
          </mrow>
        </mtd>
      </mtr>
    </mtable>
    <annotation encoding="StarMath 5.0">%psi(n) = sum from x = 2 to n log x - sum from x = 2 to n sum from y = 2 to { n over x } log y "                                   "
"" newline + sum from x = 2 to n sum from y = 2 to { n over x }sum from z = 2 to { n over {x y } }log z - sum from x = 2 to n sum from y = 2 to { n over x }sum from z = 2 to { n over {x y } }sum from w = 2 to { n over {x y z } }log w + ...
</annotation>
  </semantics>
</math>
</file>

<file path=Object 5/content.xml><?xml version="1.0" encoding="utf-8"?>
<math xmlns="http://www.w3.org/1998/Math/MathML">
  <semantics>
    <mrow>
      <mrow>
        <mi>n</mi>
        <mo stretchy="false">=</mo>
        <mrow>
          <mrow>
            <mrow>
              <mrow>
                <mrow>
                  <mo stretchy="false">(</mo>
                  <mrow>
                    <mrow>
                      <munderover>
                        <mo stretchy="false">∫</mo>
                        <mn>0</mn>
                        <mi>n</mi>
                      </munderover>
                      <mi>log</mi>
                    </mrow>
                    <mi>x</mi>
                    <mi mathvariant="italic">dx</mi>
                  </mrow>
                  <mo stretchy="false">)</mo>
                </mrow>
                <mo stretchy="false">−</mo>
                <mrow>
                  <mo stretchy="false">(</mo>
                  <mrow>
                    <mrow>
                      <munderover>
                        <mo stretchy="false">∫</mo>
                        <mn>0</mn>
                        <mi>n</mi>
                      </munderover>
                      <mi>log</mi>
                    </mrow>
                    <mi>x</mi>
                    <mrow>
                      <munderover>
                        <mo stretchy="false">∫</mo>
                        <mn>1</mn>
                        <mrow>
                          <mfrac>
                            <mi>n</mi>
                            <mi>x</mi>
                          </mfrac>
                        </mrow>
                      </munderover>
                      <mi mathvariant="italic">dy</mi>
                    </mrow>
                    <mi mathvariant="italic">dx</mi>
                  </mrow>
                  <mo stretchy="false">)</mo>
                </mrow>
              </mrow>
              <mo stretchy="false">+</mo>
              <mrow>
                <mo stretchy="false">(</mo>
                <mrow>
                  <mrow>
                    <munderover>
                      <mo stretchy="false">∫</mo>
                      <mn>0</mn>
                      <mi>n</mi>
                    </munderover>
                    <mi>log</mi>
                  </mrow>
                  <mi>x</mi>
                  <mrow>
                    <munderover>
                      <mo stretchy="false">∫</mo>
                      <mn>1</mn>
                      <mrow>
                        <mfrac>
                          <mi>n</mi>
                          <mi>x</mi>
                        </mfrac>
                      </mrow>
                    </munderover>
                    <mrow>
                      <munderover>
                        <mo stretchy="false">∫</mo>
                        <mn>1</mn>
                        <mrow>
                          <mfrac>
                            <mi>n</mi>
                            <mrow>
                              <mi>x</mi>
                              <mi>y</mi>
                            </mrow>
                          </mfrac>
                        </mrow>
                      </munderover>
                      <mi mathvariant="italic">dz</mi>
                    </mrow>
                  </mrow>
                  <mi mathvariant="italic">dy</mi>
                  <mi mathvariant="italic">dx</mi>
                </mrow>
                <mo stretchy="false">)</mo>
              </mrow>
            </mrow>
            <mo stretchy="false">−</mo>
            <mrow>
              <mo stretchy="false">(</mo>
              <mrow>
                <mrow>
                  <munderover>
                    <mo stretchy="false">∫</mo>
                    <mn>0</mn>
                    <mi>n</mi>
                  </munderover>
                  <mi>log</mi>
                </mrow>
                <mi>x</mi>
                <mrow>
                  <munderover>
                    <mo stretchy="false">∫</mo>
                    <mn>1</mn>
                    <mrow>
                      <mfrac>
                        <mi>n</mi>
                        <mi>x</mi>
                      </mfrac>
                    </mrow>
                  </munderover>
                  <mrow>
                    <munderover>
                      <mo stretchy="false">∫</mo>
                      <mn>1</mn>
                      <mrow>
                        <mfrac>
                          <mi>n</mi>
                          <mrow>
                            <mi>x</mi>
                            <mi>y</mi>
                          </mrow>
                        </mfrac>
                      </mrow>
                    </munderover>
                    <mrow>
                      <munderover>
                        <mo stretchy="false">∫</mo>
                        <mn>1</mn>
                        <mrow>
                          <mfrac>
                            <mi>n</mi>
                            <mrow>
                              <mi>x</mi>
                              <mi>y</mi>
                              <mi>z</mi>
                            </mrow>
                          </mfrac>
                        </mrow>
                      </munderover>
                      <mi mathvariant="italic">dw</mi>
                    </mrow>
                  </mrow>
                </mrow>
                <mi mathvariant="italic">dz</mi>
                <mi mathvariant="italic">dy</mi>
                <mi mathvariant="italic">dx</mi>
              </mrow>
              <mo stretchy="false">)</mo>
            </mrow>
          </mrow>
          <mo stretchy="false">+</mo>
          <mn>...</mn>
        </mrow>
      </mrow>
    </mrow>
    <annotation encoding="StarMath 5.0">n = (int from 0 to n log x dx) - (int from 0 to n log x int from 1 to { n over x }  dy dx) + (int from 0 to n log x int from 1 to { n over x } int from 1 to { n over {x y } } dz dy dx) - (int from 0 to n log x int from 1 to { n over x }int from 1 to { n over {x y } }int from 1 to { n over {x y z } } dw dz dy dx) + ...
</annotation>
  </semantics>
</math>
</file>

<file path=Object 6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−</mo>
          <mrow>
            <munderover>
              <mo stretchy="false">∫</mo>
              <mrow>
                <mrow>
                  <mo stretchy="false">−</mo>
                  <mi>log</mi>
                </mrow>
                <mi>n</mi>
              </mrow>
              <mn>0</mn>
            </munderover>
            <msup>
              <mi>e</mi>
              <mi>t</mi>
            </msup>
          </mrow>
        </mrow>
      </mrow>
      <mrow>
        <mrow>
          <mrow>
            <msup>
              <mi>e</mi>
              <mrow>
                <mo stretchy="false">−</mo>
                <mi>t</mi>
              </mrow>
            </msup>
            <mi mathvariant="italic">dt</mi>
          </mrow>
          <mo stretchy="false">=</mo>
          <mrow>
            <mn>1</mn>
            <mo stretchy="false">−</mo>
            <mrow>
              <munderover>
                <mo stretchy="false">∫</mo>
                <mrow>
                  <mrow>
                    <mo stretchy="false">−</mo>
                    <mi>log</mi>
                  </mrow>
                  <mi>n</mi>
                </mrow>
                <mn>0</mn>
              </munderover>
              <mi mathvariant="italic">dt</mi>
            </mrow>
          </mrow>
        </mrow>
        <mo stretchy="false">=</mo>
        <mrow>
          <mn>1</mn>
          <mo stretchy="false">−</mo>
          <mi>log</mi>
        </mrow>
      </mrow>
      <mi>n</mi>
    </mrow>
    <annotation encoding="StarMath 5.0">A(n) = 1-int from {-log n} to 0 e^t  { e^-t dt } = 1-int from {-log n} to 0 dt =1-log n</annotation>
  </semantics>
</math>
</file>

<file path=Object 7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+</mo>
          <mrow>
            <munder>
              <mo stretchy="false">∑</mo>
              <mrow>
                <mi>k</mi>
                <mo stretchy="false">=</mo>
                <mn>1</mn>
              </mrow>
            </munder>
            <mrow>
              <mrow>
                <mo stretchy="false">−</mo>
                <msup>
                  <mn>1</mn>
                  <mrow>
                    <mi>k</mi>
                  </mrow>
                </msup>
              </mrow>
              <mrow>
                <mo stretchy="false">(</mo>
                <mrow>
                  <mrow>
                    <mrow>
                      <mo stretchy="false">−</mo>
                      <msup>
                        <mn>1</mn>
                        <mi>k</mi>
                      </msup>
                    </mrow>
                    <mo stretchy="false">+</mo>
                    <mrow>
                      <munderover>
                        <mo stretchy="false">∑</mo>
                        <mrow>
                          <mi>j</mi>
                          <mo stretchy="false">=</mo>
                          <mn>0</mn>
                        </mrow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</munderover>
                      <mrow>
                        <mfrac>
                          <mrow>
                            <mrow>
                              <mo stretchy="false">−</mo>
                              <msup>
                                <mn>1</mn>
                                <mrow>
                                  <mrow>
                                    <mrow>
                                      <mi>k</mi>
                                      <mo stretchy="false">−</mo>
                                      <mi>j</mi>
                                    </mrow>
                                    <mo stretchy="false">−</mo>
                                    <mn>1</mn>
                                  </mrow>
                                </mrow>
                              </msup>
                            </mrow>
                            <mi>n</mi>
                            <msup>
                              <mi>log</mi>
                              <mi>j</mi>
                            </msup>
                            <mi>n</mi>
                          </mrow>
                          <mrow>
                            <mi>j</mi>
                            <mi>!</mi>
                          </mrow>
                        </mfrac>
                      </mrow>
                    </mrow>
                  </mrow>
                </mrow>
                <mo stretchy="false">)</mo>
              </mrow>
            </mrow>
          </mrow>
        </mrow>
      </mrow>
    </mrow>
    <annotation encoding="StarMath 5.0">A(n) = 1 + sum from k = 1 {-1^{k} ( -1^k + sum from j = 0 to {k-1} {{ -1^{k-j-1} n log^j n} over {j!} })}</annotation>
  </semantics>
</math>
</file>

<file path=Object 8/content.xml><?xml version="1.0" encoding="utf-8"?>
<math xmlns="http://www.w3.org/1998/Math/MathML">
  <semantics>
    <mrow>
      <mrow>
        <mn>1</mn>
        <mo stretchy="false">−</mo>
        <mi>log</mi>
      </mrow>
      <mrow>
        <mi>n</mi>
        <mo stretchy="false">=</mo>
        <mrow>
          <mrow>
            <mn>1</mn>
            <mo stretchy="false">−</mo>
            <mrow>
              <munderover>
                <mo stretchy="false">∫</mo>
                <mn>1</mn>
                <mrow>
                  <mi>n</mi>
                </mrow>
              </munderover>
              <mi mathvariant="italic">dx</mi>
            </mrow>
          </mrow>
          <mo stretchy="false">+</mo>
          <mrow>
            <munderover>
              <mo stretchy="false">∫</mo>
              <mn>1</mn>
              <mrow>
                <mi>n</mi>
              </mrow>
            </munderover>
            <mrow>
              <munderover>
                <mo stretchy="false">∫</mo>
                <mn>1</mn>
                <mrow>
                  <mfrac>
                    <mi>n</mi>
                    <mrow>
                      <mi>x</mi>
                    </mrow>
                  </mfrac>
                </mrow>
              </munderover>
              <mi mathvariant="italic">dy</mi>
            </mrow>
          </mrow>
        </mrow>
      </mrow>
      <mrow>
        <mi mathvariant="italic">dx</mi>
        <mo stretchy="false">−</mo>
        <mrow>
          <munderover>
            <mo stretchy="false">∫</mo>
            <mn>1</mn>
            <mrow>
              <mi>n</mi>
            </mrow>
          </munderover>
          <mrow>
            <munderover>
              <mo stretchy="false">∫</mo>
              <mn>1</mn>
              <mrow>
                <mfrac>
                  <mi>n</mi>
                  <mrow>
                    <mi>x</mi>
                  </mrow>
                </mfrac>
              </mrow>
            </munderover>
            <mrow>
              <munderover>
                <mo stretchy="false">∫</mo>
                <mn>1</mn>
                <mrow>
                  <mfrac>
                    <mi>n</mi>
                    <mrow>
                      <mi>x</mi>
                      <mi>y</mi>
                    </mrow>
                  </mfrac>
                </mrow>
              </munderover>
              <mi mathvariant="italic">dz</mi>
            </mrow>
          </mrow>
        </mrow>
      </mrow>
      <mi mathvariant="italic">dy</mi>
      <mrow>
        <mi mathvariant="italic">dx</mi>
        <mo stretchy="false">+</mo>
        <mn>...</mn>
      </mrow>
    </mrow>
    <annotation encoding="StarMath 5.0">1 - log n = 1 - int from 1 to { n } dx + int from 1 to { n }int from 1 to { n over { x } }dy dx - int from 1 to { n }int from 1 to { n over {x } }int from 1 to { n over {x y } }dz dy dx + ...
</annotation>
  </semantics>
</math>
</file>

<file path=Object 9/content.xml><?xml version="1.0" encoding="utf-8"?>
<math xmlns="http://www.w3.org/1998/Math/MathML">
  <semantics>
    <mrow>
      <mrow>
        <mi>n</mi>
        <mo stretchy="false">=</mo>
        <mrow>
          <munderover>
            <mo stretchy="false">∫</mo>
            <mn>0</mn>
            <mi>n</mi>
          </munderover>
          <mi>log</mi>
        </mrow>
      </mrow>
      <mi>x</mi>
      <mrow>
        <mo stretchy="false">(</mo>
        <mrow>
          <mrow>
            <mrow>
              <mn>1</mn>
              <mo stretchy="false">−</mo>
              <mrow>
                <munderover>
                  <mo stretchy="false">∫</mo>
                  <mn>1</mn>
                  <mrow>
                    <mfrac>
                      <mi>n</mi>
                      <mi>x</mi>
                    </mfrac>
                  </mrow>
                </munderover>
                <mi mathvariant="italic">dy</mi>
              </mrow>
            </mrow>
            <mo stretchy="false">+</mo>
            <mrow>
              <munderover>
                <mo stretchy="false">∫</mo>
                <mn>1</mn>
                <mrow>
                  <mfrac>
                    <mi>n</mi>
                    <mi>x</mi>
                  </mfrac>
                </mrow>
              </munderover>
              <mrow>
                <munderover>
                  <mo stretchy="false">∫</mo>
                  <mn>1</mn>
                  <mrow>
                    <mfrac>
                      <mi>n</mi>
                      <mrow>
                        <mi>x</mi>
                        <mi>y</mi>
                      </mrow>
                    </mfrac>
                  </mrow>
                </munderover>
                <mi mathvariant="italic">dz</mi>
              </mrow>
            </mrow>
          </mrow>
          <mrow>
            <mi mathvariant="italic">dy</mi>
            <mo stretchy="false">−</mo>
            <mrow>
              <munderover>
                <mo stretchy="false">∫</mo>
                <mn>1</mn>
                <mrow>
                  <mfrac>
                    <mi>n</mi>
                    <mi>x</mi>
                  </mfrac>
                </mrow>
              </munderover>
              <mrow>
                <munderover>
                  <mo stretchy="false">∫</mo>
                  <mn>1</mn>
                  <mrow>
                    <mfrac>
                      <mi>n</mi>
                      <mrow>
                        <mi>x</mi>
                        <mi>y</mi>
                      </mrow>
                    </mfrac>
                  </mrow>
                </munderover>
                <mrow>
                  <munderover>
                    <mo stretchy="false">∫</mo>
                    <mn>1</mn>
                    <mrow>
                      <mfrac>
                        <mi>n</mi>
                        <mrow>
                          <mi>x</mi>
                          <mi>y</mi>
                          <mi>z</mi>
                        </mrow>
                      </mfrac>
                    </mrow>
                  </munderover>
                  <mi mathvariant="italic">dw</mi>
                </mrow>
              </mrow>
            </mrow>
          </mrow>
          <mi mathvariant="italic">dz</mi>
          <mrow>
            <mi mathvariant="italic">dy</mi>
            <mo stretchy="false">+</mo>
            <mn>...</mn>
          </mrow>
        </mrow>
        <mo stretchy="false">)</mo>
      </mrow>
      <mi mathvariant="italic">dx</mi>
    </mrow>
    <annotation encoding="StarMath 5.0">n = int from 0 to n log x ( 1 - int from 1 to { n over x } dy + int from 1 to { n over x }int from 1 to { n over {x y } }dz dy - int from 1 to { n over x }int from 1 to { n over {x y } }int from 1 to { n over {x y z } }dw dz dy + ... )dx
</annotation>
  </semantics>
</math>
</file>